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4">
            <text:p>1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23">
            <text:p>2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5">
            <text:p>4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96">
            <text:p>129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426">
            <text:p>142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769">
            <text:p>276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9">
            <text:p>2020-10-0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7 - 1.36)">
            <text:p>(0.97 - 1.3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1">
            <text:p>1.2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5" table:number-columns-repeated="3" table:default-cell-style-name="Default"/>
        <table:table-column table:style-name="co13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16901408450704">
            <text:p>-0.0316901408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91052866494743">
            <text:p>0.8910528665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1.5242106798692">
            <text:p>-21.524210679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8915662650602">
            <text:p>0.0978915663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140268906953">
            <text:p>1.3614026891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2194490944382">
            <text:p>7.42194490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51329787234043">
            <text:p>0.0751329787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7402955593594">
            <text:p>1.2740295559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56799435809472">
            <text:p>9.56799435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5079365079365">
            <text:p>0.061507936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269290123457">
            <text:p>1.222692901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6123575184631">
            <text:p>11.61235751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25">
            <text:p>11.2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40625">
            <text:p>0.140625</text:p>
          </table:table-cell>
          <table:table-cell office:value-type="float" office:value="0.0147058823529412">
            <text:p>0.0147058824</text:p>
          </table:table-cell>
          <table:table-cell office:value-type="float" office:value="0.78890625">
            <text:p>0.78890625</text:p>
          </table:table-cell>
          <table:table-cell office:value-type="float" office:value="1.530947265625">
            <text:p>1.5309472656</text:p>
          </table:table-cell>
          <table:table-cell office:value-type="float" office:value="1.05189446366782">
            <text:p>1.0518944637</text:p>
          </table:table-cell>
          <table:table-cell office:value-type="float" office:value="-10.7400536662813">
            <text:p>-10.7400536663</text:p>
          </table:table-cell>
          <table:table-cell office:value-type="float" office:value="5.26802225117811">
            <text:p>5.2680222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1875">
            <text:p>0.02187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77500390625">
            <text:p>1.0775003906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2.0320519264357">
            <text:p>32.032051926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4468085106383">
            <text:p>0.0744680851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7150746944319">
            <text:p>1.2715074694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65040155450551">
            <text:p>9.65040155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25">
            <text:p>0.0625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640625">
            <text:p>1.2264062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22448979591837">
            <text:p>0.1224489796</text:p>
          </table:table-cell>
          <table:table-cell office:value-type="float" office:value="0.0147058823529412">
            <text:p>0.0147058824</text:p>
          </table:table-cell>
          <table:table-cell office:value-type="float" office:value="1.57262559453032">
            <text:p>1.5726255945</text:p>
          </table:table-cell>
          <table:table-cell office:value-type="float" office:value="1.45795918367347">
            <text:p>1.4579591837</text:p>
          </table:table-cell>
          <table:table-cell office:value-type="float" office:value="1.05189446366782">
            <text:p>1.0518944637</text:p>
          </table:table-cell>
          <table:table-cell office:value-type="float" office:value="4.93303560640243">
            <text:p>4.9330356064</text:p>
          </table:table-cell>
          <table:table-cell office:value-type="float" office:value="6.00060476220983">
            <text:p>6.0006047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70103092783505">
            <text:p>0.1701030928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5207354660432">
            <text:p>1.6520735466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1236858192387">
            <text:p>4.412368581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7">
            <text:p>227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46696035242291">
            <text:p>0.2466960352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1.98271963360438">
            <text:p>1.9827196336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14356910651618">
            <text:p>3.143569106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0">
            <text:p>310</text:p>
          </table:table-cell>
          <table:table-cell office:value-type="float" office:value="2.5">
            <text:p>2.5</text:p>
          </table:table-cell>
          <table:table-cell office:value-type="float" office:value="5.75">
            <text:p>5.75</text:p>
          </table:table-cell>
          <table:table-cell office:value-type="float" office:value="76.875">
            <text:p>76.875</text:p>
          </table:table-cell>
          <table:table-cell office:value-type="float" office:value="0.03125">
            <text:p>0.03125</text:p>
          </table:table-cell>
          <table:table-cell office:value-type="float" office:value="0.042910447761194">
            <text:p>0.0429104478</text:p>
          </table:table-cell>
          <table:table-cell office:value-type="float" office:value="0.247983870967742">
            <text:p>0.247983871</text:p>
          </table:table-cell>
          <table:table-cell office:value-type="float" office:value="1.1112890625">
            <text:p>1.1112890625</text:p>
          </table:table-cell>
          <table:table-cell office:value-type="float" office:value="1.15379552795723">
            <text:p>1.153795528</text:p>
          </table:table-cell>
          <table:table-cell office:value-type="float" office:value="1.98847570889698">
            <text:p>1.9884757089</text:p>
          </table:table-cell>
          <table:table-cell office:value-type="float" office:value="22.5255059555446">
            <text:p>22.5255059555</text:p>
          </table:table-cell>
          <table:table-cell office:value-type="float" office:value="16.4974897525277">
            <text:p>16.4974897525</text:p>
          </table:table-cell>
          <table:table-cell office:value-type="float" office:value="3.12891810137939">
            <text:p>3.12891810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08">
            <text:p>0.008</text:p>
          </table:table-cell>
          <table:table-cell office:value-type="float" office:value="0.131853785900783">
            <text:p>0.1318537859</text:p>
          </table:table-cell>
          <table:table-cell office:value-type="float" office:value="1.4256">
            <text:p>1.4256</text:p>
          </table:table-cell>
          <table:table-cell office:value-type="float" office:value="1.02812544">
            <text:p>1.02812544</text:p>
          </table:table-cell>
          <table:table-cell office:value-type="float" office:value="1.49556367553123">
            <text:p>1.495563675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59635919192045">
            <text:p>5.596359191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4">
            <text:p>42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2323113207547">
            <text:p>0.1123231132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1785920047726">
            <text:p>1.4178592005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51143703568819">
            <text:p>6.51143703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08">
            <text:p>608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1.875">
            <text:p>51.87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53207236842105">
            <text:p>0.0853207237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1289059963913">
            <text:p>1.3128905996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46586380487299">
            <text:p>8.465863804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802">
            <text:p>802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386533665835411">
            <text:p>0.0386533666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3821518522895">
            <text:p>1.1382151852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8.2767713555884">
            <text:p>18.276771355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109">
            <text:p>1109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6.375">
            <text:p>106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59197475202885">
            <text:p>0.0959197475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375228833115">
            <text:p>1.3537522883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56760772791269">
            <text:p>7.5676077279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88">
            <text:p>1188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7">
            <text:p>107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900673400673401">
            <text:p>0.0900673401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3113545669943">
            <text:p>1.3311354567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03746992779264">
            <text:p>8.037469927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434">
            <text:p>1434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23">
            <text:p>123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57740585774059">
            <text:p>0.0857740586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462929570561">
            <text:p>1.3146292957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42290245153169">
            <text:p>8.422902451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71">
            <text:p>1171</text:p>
          </table:table-cell>
          <table:table-cell office:value-type="float" office:value="31">
            <text:p>31</text:p>
          </table:table-cell>
          <table:table-cell office:value-type="float" office:value="58.375">
            <text:p>58.375</text:p>
          </table:table-cell>
          <table:table-cell office:value-type="float" office:value="125.625">
            <text:p>125.625</text:p>
          </table:table-cell>
          <table:table-cell office:value-type="float" office:value="0.254098360655738">
            <text:p>0.2540983607</text:p>
          </table:table-cell>
          <table:table-cell office:value-type="float" office:value="0.16443661971831">
            <text:p>0.1644366197</text:p>
          </table:table-cell>
          <table:table-cell office:value-type="float" office:value="0.107280102476516">
            <text:p>0.1072801025</text:p>
          </table:table-cell>
          <table:table-cell office:value-type="float" office:value="2.01589357699543">
            <text:p>2.015893577</text:p>
          </table:table-cell>
          <table:table-cell office:value-type="float" office:value="1.62852539674668">
            <text:p>1.6285253967</text:p>
          </table:table-cell>
          <table:table-cell office:value-type="float" office:value="1.39803803862705">
            <text:p>1.3980380386</text:p>
          </table:table-cell>
          <table:table-cell office:value-type="float" office:value="3.06137594859294">
            <text:p>3.0613759486</text:p>
          </table:table-cell>
          <table:table-cell office:value-type="float" office:value="4.55306819024066">
            <text:p>4.5530681902</text:p>
          </table:table-cell>
          <table:table-cell office:value-type="float" office:value="6.80178555089979">
            <text:p>6.801785550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109">
            <text:p>1109</text:p>
          </table:table-cell>
          <table:table-cell office:value-type="float" office:value="34.75">
            <text:p>34.75</text:p>
          </table:table-cell>
          <table:table-cell office:value-type="float" office:value="103.5">
            <text:p>103.5</text:p>
          </table:table-cell>
          <table:table-cell office:value-type="float" office:value="106.375">
            <text:p>106.375</text:p>
          </table:table-cell>
          <table:table-cell office:value-type="float" office:value="0.224193548387097">
            <text:p>0.2241935484</text:p>
          </table:table-cell>
          <table:table-cell office:value-type="float" office:value="0.252439024390244">
            <text:p>0.2524390244</text:p>
          </table:table-cell>
          <table:table-cell office:value-type="float" office:value="0.0959197475202885">
            <text:p>0.0959197475</text:p>
          </table:table-cell>
          <table:table-cell office:value-type="float" office:value="1.8831924037461">
            <text:p>1.8831924037</text:p>
          </table:table-cell>
          <table:table-cell office:value-type="float" office:value="2.00843848899465">
            <text:p>2.008438489</text:p>
          </table:table-cell>
          <table:table-cell office:value-type="float" office:value="1.35375228833115">
            <text:p>1.3537522883</text:p>
          </table:table-cell>
          <table:table-cell office:value-type="float" office:value="3.42663289257146">
            <text:p>3.4266328926</text:p>
          </table:table-cell>
          <table:table-cell office:value-type="float" office:value="3.07938310784941">
            <text:p>3.0793831078</text:p>
          </table:table-cell>
          <table:table-cell office:value-type="float" office:value="7.56760772791269">
            <text:p>7.567607727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230">
            <text:p>1230</text:p>
          </table:table-cell>
          <table:table-cell office:value-type="float" office:value="35">
            <text:p>35</text:p>
          </table:table-cell>
          <table:table-cell office:value-type="float" office:value="90.25">
            <text:p>90.25</text:p>
          </table:table-cell>
          <table:table-cell office:value-type="float" office:value="116.5">
            <text:p>116.5</text:p>
          </table:table-cell>
          <table:table-cell office:value-type="float" office:value="0.196629213483146">
            <text:p>0.1966292135</text:p>
          </table:table-cell>
          <table:table-cell office:value-type="float" office:value="0.209883720930233">
            <text:p>0.2098837209</text:p>
          </table:table-cell>
          <table:table-cell office:value-type="float" office:value="0.0947154471544715">
            <text:p>0.0947154472</text:p>
          </table:table-cell>
          <table:table-cell office:value-type="float" office:value="1.76398182047721">
            <text:p>1.7639818205</text:p>
          </table:table-cell>
          <table:table-cell office:value-type="float" office:value="1.82093332882639">
            <text:p>1.8209333288</text:p>
          </table:table-cell>
          <table:table-cell office:value-type="float" office:value="1.34908725626281">
            <text:p>1.3490872563</text:p>
          </table:table-cell>
          <table:table-cell office:value-type="float" office:value="3.86135884870175">
            <text:p>3.8613588487</text:p>
          </table:table-cell>
          <table:table-cell office:value-type="float" office:value="3.63810463286902">
            <text:p>3.6381046329</text:p>
          </table:table-cell>
          <table:table-cell office:value-type="float" office:value="7.65955342239869">
            <text:p>7.659553422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77">
            <text:p>147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8.125">
            <text:p>58.12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93534190927556">
            <text:p>0.0393534191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4077240234945">
            <text:p>1.1407724023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7.9577356728094">
            <text:p>17.957735672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1">
            <text:p>611</text:p>
          </table:table-cell>
          <table:table-cell office:value-type="float" office:value="1540">
            <text:p>1540</text:p>
          </table:table-cell>
          <table:table-cell office:value-type="float" office:value="27.5">
            <text:p>27.5</text:p>
          </table:table-cell>
          <table:table-cell office:value-type="float" office:value="34.5">
            <text:p>34.5</text:p>
          </table:table-cell>
          <table:table-cell office:value-type="float" office:value="111.125">
            <text:p>111.125</text:p>
          </table:table-cell>
          <table:table-cell office:value-type="float" office:value="0.0846153846153846">
            <text:p>0.0846153846</text:p>
          </table:table-cell>
          <table:table-cell office:value-type="float" office:value="0.0564648117839607">
            <text:p>0.0564648118</text:p>
          </table:table-cell>
          <table:table-cell office:value-type="float" office:value="0.0721590909090909">
            <text:p>0.0721590909</text:p>
          </table:table-cell>
          <table:table-cell office:value-type="float" office:value="1.31018698224852">
            <text:p>1.3101869822</text:p>
          </table:table-cell>
          <table:table-cell office:value-type="float" office:value="1.20387586018467">
            <text:p>1.2038758602</text:p>
          </table:table-cell>
          <table:table-cell office:value-type="float" office:value="1.26276240960744">
            <text:p>1.2627624096</text:p>
          </table:table-cell>
          <table:table-cell office:value-type="float" office:value="8.53362174733149">
            <text:p>8.5336217473</text:p>
          </table:table-cell>
          <table:table-cell office:value-type="float" office:value="12.6191379934427">
            <text:p>12.6191379934</text:p>
          </table:table-cell>
          <table:table-cell office:value-type="float" office:value="9.94836855655414">
            <text:p>9.948368556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84">
            <text:p>684</text:p>
          </table:table-cell>
          <table:table-cell office:value-type="float" office:value="1677">
            <text:p>1677</text:p>
          </table:table-cell>
          <table:table-cell office:value-type="float" office:value="82.75">
            <text:p>82.75</text:p>
          </table:table-cell>
          <table:table-cell office:value-type="float" office:value="125.25">
            <text:p>125.25</text:p>
          </table:table-cell>
          <table:table-cell office:value-type="float" office:value="148">
            <text:p>148</text:p>
          </table:table-cell>
          <table:table-cell office:value-type="float" office:value="0.249246987951807">
            <text:p>0.249246988</text:p>
          </table:table-cell>
          <table:table-cell office:value-type="float" office:value="0.183114035087719">
            <text:p>0.1831140351</text:p>
          </table:table-cell>
          <table:table-cell office:value-type="float" office:value="0.088252832438879">
            <text:p>0.0882528324</text:p>
          </table:table-cell>
          <table:table-cell office:value-type="float" office:value="1.9941276173973">
            <text:p>1.9941276174</text:p>
          </table:table-cell>
          <table:table-cell office:value-type="float" office:value="1.70661939250539">
            <text:p>1.7066193925</text:p>
          </table:table-cell>
          <table:table-cell office:value-type="float" office:value="1.32415049590571">
            <text:p>1.3241504959</text:p>
          </table:table-cell>
          <table:table-cell office:value-type="float" office:value="3.11469484125564">
            <text:p>3.1146948413</text:p>
          </table:table-cell>
          <table:table-cell office:value-type="float" office:value="4.12219615139564">
            <text:p>4.1221961514</text:p>
          </table:table-cell>
          <table:table-cell office:value-type="float" office:value="8.19579591942906">
            <text:p>8.195795919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32">
            <text:p>732</text:p>
          </table:table-cell>
          <table:table-cell office:value-type="float" office:value="1726">
            <text:p>1726</text:p>
          </table:table-cell>
          <table:table-cell office:value-type="float" office:value="71.5">
            <text:p>71.5</text:p>
          </table:table-cell>
          <table:table-cell office:value-type="float" office:value="39">
            <text:p>39</text:p>
          </table:table-cell>
          <table:table-cell office:value-type="float" office:value="207.5">
            <text:p>207.5</text:p>
          </table:table-cell>
          <table:table-cell office:value-type="float" office:value="0.205459770114943">
            <text:p>0.2054597701</text:p>
          </table:table-cell>
          <table:table-cell office:value-type="float" office:value="0.0532786885245902">
            <text:p>0.0532786885</text:p>
          </table:table-cell>
          <table:table-cell office:value-type="float" office:value="0.120220162224797">
            <text:p>0.1202201622</text:p>
          </table:table-cell>
          <table:table-cell office:value-type="float" office:value="1.80184808098824">
            <text:p>1.801848081</text:p>
          </table:table-cell>
          <table:table-cell office:value-type="float" office:value="1.19203910239183">
            <text:p>1.1920391024</text:p>
          </table:table-cell>
          <table:table-cell office:value-type="float" office:value="1.44909822710129">
            <text:p>1.4490982271</text:p>
          </table:table-cell>
          <table:table-cell office:value-type="float" office:value="3.70942577334916">
            <text:p>3.7094257733</text:p>
          </table:table-cell>
          <table:table-cell office:value-type="float" office:value="13.3534147983439">
            <text:p>13.3534147983</text:p>
          </table:table-cell>
          <table:table-cell office:value-type="float" office:value="6.10566587834612">
            <text:p>6.105665878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40">
            <text:p>840</text:p>
          </table:table-cell>
          <table:table-cell office:value-type="float" office:value="2308">
            <text:p>2308</text:p>
          </table:table-cell>
          <table:table-cell office:value-type="float" office:value="13.75">
            <text:p>13.75</text:p>
          </table:table-cell>
          <table:table-cell office:value-type="float" office:value="35.25">
            <text:p>35.25</text:p>
          </table:table-cell>
          <table:table-cell office:value-type="float" office:value="182.75">
            <text:p>182.75</text:p>
          </table:table-cell>
          <table:table-cell office:value-type="float" office:value="0.0376712328767123">
            <text:p>0.0376712329</text:p>
          </table:table-cell>
          <table:table-cell office:value-type="float" office:value="0.0419642857142857">
            <text:p>0.0419642857</text:p>
          </table:table-cell>
          <table:table-cell office:value-type="float" office:value="0.0791811091854419">
            <text:p>0.0791811092</text:p>
          </table:table-cell>
          <table:table-cell office:value-type="float" office:value="1.13463079376994">
            <text:p>1.1346307938</text:p>
          </table:table-cell>
          <table:table-cell office:value-type="float" office:value="1.1503265625">
            <text:p>1.1503265625</text:p>
          </table:table-cell>
          <table:table-cell office:value-type="float" office:value="1.28942239233065">
            <text:p>1.2894223923</text:p>
          </table:table-cell>
          <table:table-cell office:value-type="float" office:value="18.7443446228369">
            <text:p>18.7443446228</text:p>
          </table:table-cell>
          <table:table-cell office:value-type="float" office:value="16.8617490197576">
            <text:p>16.8617490198</text:p>
          </table:table-cell>
          <table:table-cell office:value-type="float" office:value="9.09611872104101">
            <text:p>9.09611872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60">
            <text:p>960</text:p>
          </table:table-cell>
          <table:table-cell office:value-type="float" office:value="2578">
            <text:p>2578</text:p>
          </table:table-cell>
          <table:table-cell office:value-type="float" office:value="58">
            <text:p>58</text:p>
          </table:table-cell>
          <table:table-cell office:value-type="float" office:value="5.125">
            <text:p>5.125</text:p>
          </table:table-cell>
          <table:table-cell office:value-type="float" office:value="215.5">
            <text:p>215.5</text:p>
          </table:table-cell>
          <table:table-cell office:value-type="float" office:value="0.169590643274854">
            <text:p>0.1695906433</text:p>
          </table:table-cell>
          <table:table-cell office:value-type="float" office:value="0.00533854166666667">
            <text:p>0.0053385417</text:p>
          </table:table-cell>
          <table:table-cell office:value-type="float" office:value="0.0835919317300233">
            <text:p>0.0835919317</text:p>
          </table:table-cell>
          <table:table-cell office:value-type="float" office:value="1.64993878458329">
            <text:p>1.6499387846</text:p>
          </table:table-cell>
          <table:table-cell office:value-type="float" office:value="1.0187407558865">
            <text:p>1.0187407559</text:p>
          </table:table-cell>
          <table:table-cell office:value-type="float" office:value="1.30626747871378">
            <text:p>1.3062674787</text:p>
          </table:table-cell>
          <table:table-cell office:value-type="float" office:value="4.42470681280695">
            <text:p>4.4247068128</text:p>
          </table:table-cell>
          <table:table-cell office:value-type="float" office:value="0">
            <text:p>0</text:p>
          </table:table-cell>
          <table:table-cell office:value-type="float" office:value="8.63397133850824">
            <text:p>8.633971338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78">
            <text:p>1078</text:p>
          </table:table-cell>
          <table:table-cell office:value-type="float" office:value="2484">
            <text:p>2484</text:p>
          </table:table-cell>
          <table:table-cell office:value-type="float" office:value="86.625">
            <text:p>86.625</text:p>
          </table:table-cell>
          <table:table-cell office:value-type="float" office:value="98.5">
            <text:p>98.5</text:p>
          </table:table-cell>
          <table:table-cell office:value-type="float" office:value="71.125">
            <text:p>71.125</text:p>
          </table:table-cell>
          <table:table-cell office:value-type="float" office:value="0.264100609756098">
            <text:p>0.2641006098</text:p>
          </table:table-cell>
          <table:table-cell office:value-type="float" office:value="0.0913729128014842">
            <text:p>0.0913729128</text:p>
          </table:table-cell>
          <table:table-cell office:value-type="float" office:value="0.0286332528180354">
            <text:p>0.0286332528</text:p>
          </table:table-cell>
          <table:table-cell office:value-type="float" office:value="2.06106043301048">
            <text:p>2.061060433</text:p>
          </table:table-cell>
          <table:table-cell office:value-type="float" office:value="1.3361692528251">
            <text:p>1.3361692528</text:p>
          </table:table-cell>
          <table:table-cell office:value-type="float" office:value="1.10182331667033">
            <text:p>1.1018233167</text:p>
          </table:table-cell>
          <table:table-cell office:value-type="float" office:value="2.95760604025431">
            <text:p>2.9576060403</text:p>
          </table:table-cell>
          <table:table-cell office:value-type="float" office:value="7.92743904239245">
            <text:p>7.9274390424</text:p>
          </table:table-cell>
          <table:table-cell office:value-type="float" office:value="24.5527122974508">
            <text:p>24.552712297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110">
            <text:p>1110</text:p>
          </table:table-cell>
          <table:table-cell office:value-type="float" office:value="2460">
            <text:p>2460</text:p>
          </table:table-cell>
          <table:table-cell office:value-type="float" office:value="108.75">
            <text:p>108.75</text:p>
          </table:table-cell>
          <table:table-cell office:value-type="float" office:value="103.75">
            <text:p>103.75</text:p>
          </table:table-cell>
          <table:table-cell office:value-type="float" office:value="165.875">
            <text:p>165.875</text:p>
          </table:table-cell>
          <table:table-cell office:value-type="float" office:value="0.302083333333333">
            <text:p>0.3020833333</text:p>
          </table:table-cell>
          <table:table-cell office:value-type="float" office:value="0.0934684684684685">
            <text:p>0.0934684685</text:p>
          </table:table-cell>
          <table:table-cell office:value-type="float" office:value="0.0674288617886179">
            <text:p>0.0674288618</text:p>
          </table:table-cell>
          <table:table-cell office:value-type="float" office:value="2.23615017361111">
            <text:p>2.2361501736</text:p>
          </table:table-cell>
          <table:table-cell office:value-type="float" office:value="1.34426289465141">
            <text:p>1.3442628947</text:p>
          </table:table-cell>
          <table:table-cell office:value-type="float" office:value="1.2449124530083">
            <text:p>1.244912453</text:p>
          </table:table-cell>
          <table:table-cell office:value-type="float" office:value="2.62590020363727">
            <text:p>2.6259002036</text:p>
          </table:table-cell>
          <table:table-cell office:value-type="float" office:value="7.75725266055404">
            <text:p>7.7572526606</text:p>
          </table:table-cell>
          <table:table-cell office:value-type="float" office:value="10.6224855760175">
            <text:p>10.62248557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73">
            <text:p>1273</text:p>
          </table:table-cell>
          <table:table-cell office:value-type="float" office:value="3183">
            <text:p>3183</text:p>
          </table:table-cell>
          <table:table-cell office:value-type="float" office:value="137.125">
            <text:p>137.125</text:p>
          </table:table-cell>
          <table:table-cell office:value-type="float" office:value="111.875">
            <text:p>111.875</text:p>
          </table:table-cell>
          <table:table-cell office:value-type="float" office:value="208.125">
            <text:p>208.125</text:p>
          </table:table-cell>
          <table:table-cell office:value-type="float" office:value="0.368615591397849">
            <text:p>0.3686155914</text:p>
          </table:table-cell>
          <table:table-cell office:value-type="float" office:value="0.0878829536527887">
            <text:p>0.0878829537</text:p>
          </table:table-cell>
          <table:table-cell office:value-type="float" office:value="0.0653864278982092">
            <text:p>0.0653864279</text:p>
          </table:table-cell>
          <table:table-cell office:value-type="float" office:value="2.55647438016678">
            <text:p>2.5564743802</text:p>
          </table:table-cell>
          <table:table-cell office:value-type="float" office:value="1.32272822832853">
            <text:p>1.3227282283</text:p>
          </table:table-cell>
          <table:table-cell office:value-type="float" office:value="1.23723225215218">
            <text:p>1.2372322522</text:p>
          </table:table-cell>
          <table:table-cell office:value-type="float" office:value="2.20888405797104">
            <text:p>2.208884058</text:p>
          </table:table-cell>
          <table:table-cell office:value-type="float" office:value="8.22887164618256">
            <text:p>8.2288716462</text:p>
          </table:table-cell>
          <table:table-cell office:value-type="float" office:value="10.9436959771214">
            <text:p>10.943695977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23">
            <text:p>623</text:p>
          </table:table-cell>
          <table:table-cell office:value-type="float" office:value="1408">
            <text:p>1408</text:p>
          </table:table-cell>
          <table:table-cell office:value-type="float" office:value="3542">
            <text:p>3542</text:p>
          </table:table-cell>
          <table:table-cell office:value-type="float" office:value="92.25">
            <text:p>92.25</text:p>
          </table:table-cell>
          <table:table-cell office:value-type="float" office:value="265.375">
            <text:p>265.375</text:p>
          </table:table-cell>
          <table:table-cell office:value-type="float" office:value="278.125">
            <text:p>278.125</text:p>
          </table:table-cell>
          <table:table-cell office:value-type="float" office:value="0.148073836276083">
            <text:p>0.1480738363</text:p>
          </table:table-cell>
          <table:table-cell office:value-type="float" office:value="0.1884765625">
            <text:p>0.1884765625</text:p>
          </table:table-cell>
          <table:table-cell office:value-type="float" office:value="0.0785220214568041">
            <text:p>0.0785220215</text:p>
          </table:table-cell>
          <table:table-cell office:value-type="float" office:value="1.56123311450574">
            <text:p>1.5612331145</text:p>
          </table:table-cell>
          <table:table-cell office:value-type="float" office:value="1.72929386138916">
            <text:p>1.7292938614</text:p>
          </table:table-cell>
          <table:table-cell office:value-type="float" office:value="1.28691186249199">
            <text:p>1.2869118625</text:p>
          </table:table-cell>
          <table:table-cell office:value-type="float" office:value="5.01969151444692">
            <text:p>5.0196915144</text:p>
          </table:table-cell>
          <table:table-cell office:value-type="float" office:value="4.01423523742478">
            <text:p>4.0142352374</text:p>
          </table:table-cell>
          <table:table-cell office:value-type="float" office:value="9.16963171240953">
            <text:p>9.169631712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03">
            <text:p>803</text:p>
          </table:table-cell>
          <table:table-cell office:value-type="float" office:value="1546">
            <text:p>1546</text:p>
          </table:table-cell>
          <table:table-cell office:value-type="float" office:value="3608">
            <text:p>3608</text:p>
          </table:table-cell>
          <table:table-cell office:value-type="float" office:value="104.75">
            <text:p>104.75</text:p>
          </table:table-cell>
          <table:table-cell office:value-type="float" office:value="163.875">
            <text:p>163.875</text:p>
          </table:table-cell>
          <table:table-cell office:value-type="float" office:value="155.25">
            <text:p>155.25</text:p>
          </table:table-cell>
          <table:table-cell office:value-type="float" office:value="0.130448318804483">
            <text:p>0.1304483188</text:p>
          </table:table-cell>
          <table:table-cell office:value-type="float" office:value="0.10599935316947">
            <text:p>0.1059993532</text:p>
          </table:table-cell>
          <table:table-cell office:value-type="float" office:value="0.0430293791574279">
            <text:p>0.0430293792</text:p>
          </table:table-cell>
          <table:table-cell office:value-type="float" office:value="1.48992197301837">
            <text:p>1.489921973</text:p>
          </table:table-cell>
          <table:table-cell office:value-type="float" office:value="1.39302002732294">
            <text:p>1.3930200273</text:p>
          </table:table-cell>
          <table:table-cell office:value-type="float" office:value="1.15423182089352">
            <text:p>1.1542318209</text:p>
          </table:table-cell>
          <table:table-cell office:value-type="float" office:value="5.65306983938045">
            <text:p>5.6530698394</text:p>
          </table:table-cell>
          <table:table-cell office:value-type="float" office:value="6.87991931375404">
            <text:p>6.8799193138</text:p>
          </table:table-cell>
          <table:table-cell office:value-type="float" office:value="16.4528360050057">
            <text:p>16.45283600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852">
            <text:p>852</text:p>
          </table:table-cell>
          <table:table-cell office:value-type="float" office:value="1610">
            <text:p>1610</text:p>
          </table:table-cell>
          <table:table-cell office:value-type="float" office:value="3621">
            <text:p>3621</text:p>
          </table:table-cell>
          <table:table-cell office:value-type="float" office:value="40.75">
            <text:p>40.75</text:p>
          </table:table-cell>
          <table:table-cell office:value-type="float" office:value="100.625">
            <text:p>100.625</text:p>
          </table:table-cell>
          <table:table-cell office:value-type="float" office:value="293.375">
            <text:p>293.375</text:p>
          </table:table-cell>
          <table:table-cell office:value-type="float" office:value="0.0478286384976526">
            <text:p>0.0478286385</text:p>
          </table:table-cell>
          <table:table-cell office:value-type="float" office:value="0.0625">
            <text:p>0.0625</text:p>
          </table:table-cell>
          <table:table-cell office:value-type="float" office:value="0.0810204363435515">
            <text:p>0.0810204363</text:p>
          </table:table-cell>
          <table:table-cell office:value-type="float" office:value="1.17188388891644">
            <text:p>1.1718838889</text:p>
          </table:table-cell>
          <table:table-cell office:value-type="float" office:value="1.22640625">
            <text:p>1.22640625</text:p>
          </table:table-cell>
          <table:table-cell office:value-type="float" office:value="1.29643757696882">
            <text:p>1.296437577</text:p>
          </table:table-cell>
          <table:table-cell office:value-type="float" office:value="14.8361792733827">
            <text:p>14.8361792734</text:p>
          </table:table-cell>
          <table:table-cell office:value-type="float" office:value="11.4334268782529">
            <text:p>11.4334268783</text:p>
          </table:table-cell>
          <table:table-cell office:value-type="float" office:value="8.89728816491573">
            <text:p>8.897288164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02">
            <text:p>902</text:p>
          </table:table-cell>
          <table:table-cell office:value-type="float" office:value="1815">
            <text:p>1815</text:p>
          </table:table-cell>
          <table:table-cell office:value-type="float" office:value="4196">
            <text:p>4196</text:p>
          </table:table-cell>
          <table:table-cell office:value-type="float" office:value="44.625">
            <text:p>44.625</text:p>
          </table:table-cell>
          <table:table-cell office:value-type="float" office:value="127">
            <text:p>127</text:p>
          </table:table-cell>
          <table:table-cell office:value-type="float" office:value="307.125">
            <text:p>307.125</text:p>
          </table:table-cell>
          <table:table-cell office:value-type="float" office:value="0.0494733924611973">
            <text:p>0.0494733925</text:p>
          </table:table-cell>
          <table:table-cell office:value-type="float" office:value="0.0699724517906336">
            <text:p>0.0699724518</text:p>
          </table:table-cell>
          <table:table-cell office:value-type="float" office:value="0.0731947092469018">
            <text:p>0.0731947092</text:p>
          </table:table-cell>
          <table:table-cell office:value-type="float" office:value="1.17795420207497">
            <text:p>1.1779542021</text:p>
          </table:table-cell>
          <table:table-cell office:value-type="float" office:value="1.25450002352602">
            <text:p>1.2545000235</text:p>
          </table:table-cell>
          <table:table-cell office:value-type="float" office:value="1.26668211466916">
            <text:p>1.2666821147</text:p>
          </table:table-cell>
          <table:table-cell office:value-type="float" office:value="14.354288800631">
            <text:p>14.3542888006</text:p>
          </table:table-cell>
          <table:table-cell office:value-type="float" office:value="10.2486683034668">
            <text:p>10.2486683035</text:p>
          </table:table-cell>
          <table:table-cell office:value-type="float" office:value="9.81240185302282">
            <text:p>9.81240185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05">
            <text:p>905</text:p>
          </table:table-cell>
          <table:table-cell office:value-type="float" office:value="1834">
            <text:p>1834</text:p>
          </table:table-cell>
          <table:table-cell office:value-type="float" office:value="4543">
            <text:p>4543</text:p>
          </table:table-cell>
          <table:table-cell office:value-type="float" office:value="79.5">
            <text:p>79.5</text:p>
          </table:table-cell>
          <table:table-cell office:value-type="float" office:value="-52.5">
            <text:p>-52.5</text:p>
          </table:table-cell>
          <table:table-cell office:value-type="float" office:value="41.125">
            <text:p>41.125</text:p>
          </table:table-cell>
          <table:table-cell office:value-type="float" office:value="0.0878453038674033">
            <text:p>0.0878453039</text:p>
          </table:table-cell>
          <table:table-cell office:value-type="float" office:value="-0.0286259541984733">
            <text:p>-0.0286259542</text:p>
          </table:table-cell>
          <table:table-cell office:value-type="float" office:value="0.00905238828967643">
            <text:p>0.0090523883</text:p>
          </table:table-cell>
          <table:table-cell office:value-type="float" office:value="1.32258348646256">
            <text:p>1.3225834865</text:p>
          </table:table-cell>
          <table:table-cell office:value-type="float" office:value="0.901415273002739">
            <text:p>0.901415273</text:p>
          </table:table-cell>
          <table:table-cell office:value-type="float" office:value="1.03184397265201">
            <text:p>1.0318439727</text:p>
          </table:table-cell>
          <table:table-cell office:value-type="float" office:value="8.23225401871178">
            <text:p>8.2322540187</text:p>
          </table:table-cell>
          <table:table-cell office:value-type="float" office:value="-23.8656903128303">
            <text:p>-23.86569031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95">
            <text:p>895</text:p>
          </table:table-cell>
          <table:table-cell office:value-type="float" office:value="1860">
            <text:p>1860</text:p>
          </table:table-cell>
          <table:table-cell office:value-type="float" office:value="4492">
            <text:p>4492</text:p>
          </table:table-cell>
          <table:table-cell office:value-type="float" office:value="85">
            <text:p>85</text:p>
          </table:table-cell>
          <table:table-cell office:value-type="float" office:value="-19.5">
            <text:p>-19.5</text:p>
          </table:table-cell>
          <table:table-cell office:value-type="float" office:value="108.125">
            <text:p>108.125</text:p>
          </table:table-cell>
          <table:table-cell office:value-type="float" office:value="0.0949720670391061">
            <text:p>0.094972067</text:p>
          </table:table-cell>
          <table:table-cell office:value-type="float" office:value="-0.0104838709677419">
            <text:p>-0.010483871</text:p>
          </table:table-cell>
          <table:table-cell office:value-type="float" office:value="0.0240705699020481">
            <text:p>0.0240705699</text:p>
          </table:table-cell>
          <table:table-cell office:value-type="float" office:value="1.35008083393153">
            <text:p>1.3500808339</text:p>
          </table:table-cell>
          <table:table-cell office:value-type="float" office:value="0.963521878251821">
            <text:p>0.9635218783</text:p>
          </table:table-cell>
          <table:table-cell office:value-type="float" office:value="1.08538260363457">
            <text:p>1.0853826036</text:p>
          </table:table-cell>
          <table:table-cell office:value-type="float" office:value="7.63976568272337">
            <text:p>7.6397656827</text:p>
          </table:table-cell>
          <table:table-cell office:value-type="float" office:value="0">
            <text:p>0</text:p>
          </table:table-cell>
          <table:table-cell office:value-type="float" office:value="29.1416587550549">
            <text:p>29.141658755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14">
            <text:p>1014</text:p>
          </table:table-cell>
          <table:table-cell office:value-type="float" office:value="1936">
            <text:p>1936</text:p>
          </table:table-cell>
          <table:table-cell office:value-type="float" office:value="4019">
            <text:p>4019</text:p>
          </table:table-cell>
          <table:table-cell office:value-type="float" office:value="32.25">
            <text:p>32.25</text:p>
          </table:table-cell>
          <table:table-cell office:value-type="float" office:value="-71.875">
            <text:p>-71.875</text:p>
          </table:table-cell>
          <table:table-cell office:value-type="float" office:value="27.5">
            <text:p>27.5</text:p>
          </table:table-cell>
          <table:table-cell office:value-type="float" office:value="0.0318047337278107">
            <text:p>0.0318047337</text:p>
          </table:table-cell>
          <table:table-cell office:value-type="float" office:value="-0.0371255165289256">
            <text:p>-0.0371255165</text:p>
          </table:table-cell>
          <table:table-cell office:value-type="float" office:value="0.00684249813386415">
            <text:p>0.0068424981</text:p>
          </table:table-cell>
          <table:table-cell office:value-type="float" office:value="1.11329918857883">
            <text:p>1.1132991886</text:p>
          </table:table-cell>
          <table:table-cell office:value-type="float" office:value="0.872762167944738">
            <text:p>0.8727621679</text:p>
          </table:table-cell>
          <table:table-cell office:value-type="float" office:value="1.02404051023872">
            <text:p>1.0240405102</text:p>
          </table:table-cell>
          <table:table-cell office:value-type="float" office:value="22.138602048745">
            <text:p>22.1386020487</text:p>
          </table:table-cell>
          <table:table-cell office:value-type="float" office:value="-18.3216125483224">
            <text:p>-18.3216125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283">
            <text:p>1283</text:p>
          </table:table-cell>
          <table:table-cell office:value-type="float" office:value="2194">
            <text:p>2194</text:p>
          </table:table-cell>
          <table:table-cell office:value-type="float" office:value="3971">
            <text:p>3971</text:p>
          </table:table-cell>
          <table:table-cell office:value-type="float" office:value="43.75">
            <text:p>43.75</text:p>
          </table:table-cell>
          <table:table-cell office:value-type="float" office:value="132.875">
            <text:p>132.875</text:p>
          </table:table-cell>
          <table:table-cell office:value-type="float" office:value="52.5">
            <text:p>52.5</text:p>
          </table:table-cell>
          <table:table-cell office:value-type="float" office:value="0.034099766173032">
            <text:p>0.0340997662</text:p>
          </table:table-cell>
          <table:table-cell office:value-type="float" office:value="0.0605628988149499">
            <text:p>0.0605628988</text:p>
          </table:table-cell>
          <table:table-cell office:value-type="float" office:value="0.0132208511709897">
            <text:p>0.0132208512</text:p>
          </table:table-cell>
          <table:table-cell office:value-type="float" office:value="1.1216282579496">
            <text:p>1.1216282579</text:p>
          </table:table-cell>
          <table:table-cell office:value-type="float" office:value="1.21915916068955">
            <text:p>1.2191591607</text:p>
          </table:table-cell>
          <table:table-cell office:value-type="float" office:value="1.04661556927361">
            <text:p>1.0466155693</text:p>
          </table:table-cell>
          <table:table-cell office:value-type="float" office:value="20.6716729602635">
            <text:p>20.6716729603</text:p>
          </table:table-cell>
          <table:table-cell office:value-type="float" office:value="11.7882566923895">
            <text:p>11.7882566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242">
            <text:p>1242</text:p>
          </table:table-cell>
          <table:table-cell office:value-type="float" office:value="2112">
            <text:p>2112</text:p>
          </table:table-cell>
          <table:table-cell office:value-type="float" office:value="3297">
            <text:p>3297</text:p>
          </table:table-cell>
          <table:table-cell office:value-type="float" office:value="90.5">
            <text:p>90.5</text:p>
          </table:table-cell>
          <table:table-cell office:value-type="float" office:value="-62.5">
            <text:p>-62.5</text:p>
          </table:table-cell>
          <table:table-cell office:value-type="float" office:value="36.875">
            <text:p>36.875</text:p>
          </table:table-cell>
          <table:table-cell office:value-type="float" office:value="0.072866344605475">
            <text:p>0.0728663446</text:p>
          </table:table-cell>
          <table:table-cell office:value-type="float" office:value="-0.029592803030303">
            <text:p>-0.029592803</text:p>
          </table:table-cell>
          <table:table-cell office:value-type="float" office:value="0.0111844100697604">
            <text:p>0.0111844101</text:p>
          </table:table-cell>
          <table:table-cell office:value-type="float" office:value="1.26543883430444">
            <text:p>1.2654388343</text:p>
          </table:table-cell>
          <table:table-cell office:value-type="float" office:value="0.898141628016672">
            <text:p>0.898141628</text:p>
          </table:table-cell>
          <table:table-cell office:value-type="float" office:value="1.03939061366023">
            <text:p>1.0393906137</text:p>
          </table:table-cell>
          <table:table-cell office:value-type="float" office:value="9.85509468633267">
            <text:p>9.8550946863</text:p>
          </table:table-cell>
          <table:table-cell office:value-type="float" office:value="-23.0745208114542">
            <text:p>-23.0745208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1279">
            <text:p>1279</text:p>
          </table:table-cell>
          <table:table-cell office:value-type="float" office:value="2249">
            <text:p>2249</text:p>
          </table:table-cell>
          <table:table-cell office:value-type="float" office:value="4095">
            <text:p>4095</text:p>
          </table:table-cell>
          <table:table-cell office:value-type="float" office:value="146.875">
            <text:p>146.875</text:p>
          </table:table-cell>
          <table:table-cell office:value-type="float" office:value="190.875">
            <text:p>190.875</text:p>
          </table:table-cell>
          <table:table-cell office:value-type="float" office:value="64.5">
            <text:p>64.5</text:p>
          </table:table-cell>
          <table:table-cell office:value-type="float" office:value="0.114835809225958">
            <text:p>0.1148358092</text:p>
          </table:table-cell>
          <table:table-cell office:value-type="float" office:value="0.0848710538016896">
            <text:p>0.0848710538</text:p>
          </table:table-cell>
          <table:table-cell office:value-type="float" office:value="0.0157509157509158">
            <text:p>0.0157509158</text:p>
          </table:table-cell>
          <table:table-cell office:value-type="float" office:value="1.42777236792879">
            <text:p>1.4277723679</text:p>
          </table:table-cell>
          <table:table-cell office:value-type="float" office:value="1.3111667560218">
            <text:p>1.311166756</text:p>
          </table:table-cell>
          <table:table-cell office:value-type="float" office:value="1.05561446416831">
            <text:p>1.0556144642</text:p>
          </table:table-cell>
          <table:table-cell office:value-type="float" office:value="6.37628029570117">
            <text:p>6.3762802957</text:p>
          </table:table-cell>
          <table:table-cell office:value-type="float" office:value="8.50893099196335">
            <text:p>8.508930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400">
            <text:p>1400</text:p>
          </table:table-cell>
          <table:table-cell office:value-type="float" office:value="2401">
            <text:p>2401</text:p>
          </table:table-cell>
          <table:table-cell office:value-type="float" office:value="4091">
            <text:p>4091</text:p>
          </table:table-cell>
          <table:table-cell office:value-type="float" office:value="111.5">
            <text:p>111.5</text:p>
          </table:table-cell>
          <table:table-cell office:value-type="float" office:value="77">
            <text:p>77</text:p>
          </table:table-cell>
          <table:table-cell office:value-type="float" office:value="-2.5">
            <text:p>-2.5</text:p>
          </table:table-cell>
          <table:table-cell office:value-type="float" office:value="0.0796428571428571">
            <text:p>0.0796428571</text:p>
          </table:table-cell>
          <table:table-cell office:value-type="float" office:value="0.032069970845481">
            <text:p>0.0320699708</text:p>
          </table:table-cell>
          <table:table-cell office:value-type="float" office:value="-0.000611097531165974">
            <text:p>-0.0006110975</text:p>
          </table:table-cell>
          <table:table-cell office:value-type="float" office:value="1.29118225">
            <text:p>1.29118225</text:p>
          </table:table-cell>
          <table:table-cell office:value-type="float" office:value="1.11426072469804">
            <text:p>1.1142607247</text:p>
          </table:table-cell>
          <table:table-cell office:value-type="float" office:value="0.997861890583697">
            <text:p>0.9978618906</text:p>
          </table:table-cell>
          <table:table-cell office:value-type="float" office:value="9.04534098231672">
            <text:p>9.0453409823</text:p>
          </table:table-cell>
          <table:table-cell office:value-type="float" office:value="21.9583396274466">
            <text:p>21.95833962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416">
            <text:p>1416</text:p>
          </table:table-cell>
          <table:table-cell office:value-type="float" office:value="2407">
            <text:p>2407</text:p>
          </table:table-cell>
          <table:table-cell office:value-type="float" office:value="3822">
            <text:p>3822</text:p>
          </table:table-cell>
          <table:table-cell office:value-type="float" office:value="89.5">
            <text:p>89.5</text:p>
          </table:table-cell>
          <table:table-cell office:value-type="float" office:value="129.75">
            <text:p>129.75</text:p>
          </table:table-cell>
          <table:table-cell office:value-type="float" office:value="286.125">
            <text:p>286.125</text:p>
          </table:table-cell>
          <table:table-cell office:value-type="float" office:value="0.0632062146892655">
            <text:p>0.0632062147</text:p>
          </table:table-cell>
          <table:table-cell office:value-type="float" office:value="0.0539052762775239">
            <text:p>0.0539052763</text:p>
          </table:table-cell>
          <table:table-cell office:value-type="float" office:value="0.0748626373626374">
            <text:p>0.0748626374</text:p>
          </table:table-cell>
          <table:table-cell office:value-type="float" office:value="1.22905200154011">
            <text:p>1.2290520015</text:p>
          </table:table-cell>
          <table:table-cell office:value-type="float" office:value="1.19436379344002">
            <text:p>1.1943637934</text:p>
          </table:table-cell>
          <table:table-cell office:value-type="float" office:value="1.27300388313609">
            <text:p>1.2730038831</text:p>
          </table:table-cell>
          <table:table-cell office:value-type="float" office:value="11.3094739253736">
            <text:p>11.3094739254</text:p>
          </table:table-cell>
          <table:table-cell office:value-type="float" office:value="13.2021558103454">
            <text:p>13.2021558103</text:p>
          </table:table-cell>
          <table:table-cell office:value-type="float" office:value="9.6013240651769">
            <text:p>9.601324065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31">
            <text:p>31</text:p>
          </table:table-cell>
          <table:table-cell office:value-type="float" office:value="1600">
            <text:p>1600</text:p>
          </table:table-cell>
          <table:table-cell office:value-type="float" office:value="2426">
            <text:p>2426</text:p>
          </table:table-cell>
          <table:table-cell office:value-type="float" office:value="4704">
            <text:p>4704</text:p>
          </table:table-cell>
          <table:table-cell office:value-type="float" office:value="51">
            <text:p>51</text:p>
          </table:table-cell>
          <table:table-cell office:value-type="float" office:value="121.25">
            <text:p>121.25</text:p>
          </table:table-cell>
          <table:table-cell office:value-type="float" office:value="404.125">
            <text:p>404.125</text:p>
          </table:table-cell>
          <table:table-cell office:value-type="float" office:value="0.031875">
            <text:p>0.031875</text:p>
          </table:table-cell>
          <table:table-cell office:value-type="float" office:value="0.0499793899422918">
            <text:p>0.0499793899</text:p>
          </table:table-cell>
          <table:table-cell office:value-type="float" office:value="0.0859109268707483">
            <text:p>0.0859109269</text:p>
          </table:table-cell>
          <table:table-cell office:value-type="float" office:value="1.113553890625">
            <text:p>1.1135538906</text:p>
          </table:table-cell>
          <table:table-cell office:value-type="float" office:value="1.17982382605927">
            <text:p>1.1798238261</text:p>
          </table:table-cell>
          <table:table-cell office:value-type="float" office:value="1.31515439126497">
            <text:p>1.3151543913</text:p>
          </table:table-cell>
          <table:table-cell office:value-type="float" office:value="22.0905550824065">
            <text:p>22.0905550824</text:p>
          </table:table-cell>
          <table:table-cell office:value-type="float" office:value="14.2124168943385">
            <text:p>14.2124168943</text:p>
          </table:table-cell>
          <table:table-cell office:value-type="float" office:value="8.41002086359526">
            <text:p>8.41002086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">
            <text:p>36</text:p>
          </table:table-cell>
          <table:table-cell office:value-type="float" office:value="1272">
            <text:p>1272</text:p>
          </table:table-cell>
          <table:table-cell office:value-type="float" office:value="2457">
            <text:p>2457</text:p>
          </table:table-cell>
          <table:table-cell office:value-type="float" office:value="6174">
            <text:p>6174</text:p>
          </table:table-cell>
          <table:table-cell office:value-type="float" office:value="-40">
            <text:p>-40</text:p>
          </table:table-cell>
          <table:table-cell office:value-type="float" office:value="38.25">
            <text:p>38.25</text:p>
          </table:table-cell>
          <table:table-cell office:value-type="float" office:value="232.75">
            <text:p>232.75</text:p>
          </table:table-cell>
          <table:table-cell office:value-type="float" office:value="-0.0314465408805031">
            <text:p>-0.0314465409</text:p>
          </table:table-cell>
          <table:table-cell office:value-type="float" office:value="0.0155677655677656">
            <text:p>0.0155677656</text:p>
          </table:table-cell>
          <table:table-cell office:value-type="float" office:value="0.0376984126984127">
            <text:p>0.0376984127</text:p>
          </table:table-cell>
          <table:table-cell office:value-type="float" office:value="0.891875321387603">
            <text:p>0.8918753214</text:p>
          </table:table-cell>
          <table:table-cell office:value-type="float" office:value="1.05496219592373">
            <text:p>1.0549621959</text:p>
          </table:table-cell>
          <table:table-cell office:value-type="float" office:value="1.1347299382716">
            <text:p>1.1347299383</text:p>
          </table:table-cell>
          <table:table-cell office:value-type="float" office:value="-21.6936611861518">
            <text:p>-21.6936611862</text:p>
          </table:table-cell>
          <table:table-cell office:value-type="float" office:value="0">
            <text:p>0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128">
            <text:p>1128</text:p>
          </table:table-cell>
          <table:table-cell office:value-type="float" office:value="2499">
            <text:p>2499</text:p>
          </table:table-cell>
          <table:table-cell office:value-type="float" office:value="5880">
            <text:p>5880</text:p>
          </table:table-cell>
          <table:table-cell office:value-type="float" office:value="-25.25">
            <text:p>-25.25</text:p>
          </table:table-cell>
          <table:table-cell office:value-type="float" office:value="-64.25">
            <text:p>-64.25</text:p>
          </table:table-cell>
          <table:table-cell office:value-type="float" office:value="122.5">
            <text:p>122.5</text:p>
          </table:table-cell>
          <table:table-cell office:value-type="float" office:value="-0.0223847517730496">
            <text:p>-0.0223847518</text:p>
          </table:table-cell>
          <table:table-cell office:value-type="float" office:value="-0.0257102841136455">
            <text:p>-0.0257102841</text:p>
          </table:table-cell>
          <table:table-cell office:value-type="float" office:value="0.0208333333333333">
            <text:p>0.0208333333</text:p>
          </table:table-cell>
          <table:table-cell office:value-type="float" office:value="0.922635479933731">
            <text:p>0.9226354799</text:p>
          </table:table-cell>
          <table:table-cell office:value-type="float" office:value="0.911309602272281">
            <text:p>0.9113096023</text:p>
          </table:table-cell>
          <table:table-cell office:value-type="float" office:value="1.07376736111111">
            <text:p>1.0737673611</text:p>
          </table:table-cell>
          <table:table-cell office:value-type="float" office:value="-30.6172680295213">
            <text:p>-30.6172680295</text:p>
          </table:table-cell>
          <table:table-cell office:value-type="float" office:value="-26.6118410496697">
            <text:p>-26.6118410497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1416">
            <text:p>1416</text:p>
          </table:table-cell>
          <table:table-cell office:value-type="float" office:value="2750">
            <text:p>2750</text:p>
          </table:table-cell>
          <table:table-cell office:value-type="float" office:value="5978">
            <text:p>5978</text:p>
          </table:table-cell>
          <table:table-cell office:value-type="float" office:value="-45.375">
            <text:p>-45.375</text:p>
          </table:table-cell>
          <table:table-cell office:value-type="float" office:value="-32.625">
            <text:p>-32.625</text:p>
          </table:table-cell>
          <table:table-cell office:value-type="float" office:value="526.75">
            <text:p>526.75</text:p>
          </table:table-cell>
          <table:table-cell office:value-type="float" office:value="-0.0320444915254237">
            <text:p>-0.0320444915</text:p>
          </table:table-cell>
          <table:table-cell office:value-type="float" office:value="-0.0118636363636364">
            <text:p>-0.0118636364</text:p>
          </table:table-cell>
          <table:table-cell office:value-type="float" office:value="0.0881147540983607">
            <text:p>0.0881147541</text:p>
          </table:table-cell>
          <table:table-cell office:value-type="float" office:value="0.889856904557778">
            <text:p>0.8898569046</text:p>
          </table:table-cell>
          <table:table-cell office:value-type="float" office:value="0.958753134628099">
            <text:p>0.9587531346</text:p>
          </table:table-cell>
          <table:table-cell office:value-type="float" office:value="1.3236194907283">
            <text:p>1.3236194907</text:p>
          </table:table-cell>
          <table:table-cell office:value-type="float" office:value="-21.282319999557">
            <text:p>-21.2823199996</text:p>
          </table:table-cell>
          <table:table-cell office:value-type="float" office:value="0">
            <text:p>0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1710">
            <text:p>1710</text:p>
          </table:table-cell>
          <table:table-cell office:value-type="float" office:value="2904">
            <text:p>2904</text:p>
          </table:table-cell>
          <table:table-cell office:value-type="float" office:value="7448">
            <text:p>7448</text:p>
          </table:table-cell>
          <table:table-cell office:value-type="float" office:value="-64.5">
            <text:p>-64.5</text:p>
          </table:table-cell>
          <table:table-cell office:value-type="float" office:value="-169.125">
            <text:p>-169.125</text:p>
          </table:table-cell>
          <table:table-cell office:value-type="float" office:value="306.25">
            <text:p>306.25</text:p>
          </table:table-cell>
          <table:table-cell office:value-type="float" office:value="-0.037719298245614">
            <text:p>-0.0377192982</text:p>
          </table:table-cell>
          <table:table-cell office:value-type="float" office:value="-0.0582386363636364">
            <text:p>-0.0582386364</text:p>
          </table:table-cell>
          <table:table-cell office:value-type="float" office:value="0.0411184210526316">
            <text:p>0.0411184211</text:p>
          </table:table-cell>
          <table:table-cell office:value-type="float" office:value="0.870771037242228">
            <text:p>0.8707710372</text:p>
          </table:table-cell>
          <table:table-cell office:value-type="float" office:value="0.802812580707645">
            <text:p>0.8028125807</text:p>
          </table:table-cell>
          <table:table-cell office:value-type="float" office:value="1.14722829380194">
            <text:p>1.1472282938</text:p>
          </table:table-cell>
          <table:table-cell office:value-type="float" office:value="-18.0276656941999">
            <text:p>-18.0276656942</text:p>
          </table:table-cell>
          <table:table-cell office:value-type="float" office:value="-11.5518049584305">
            <text:p>-11.5518049584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1272">
            <text:p>1272</text:p>
          </table:table-cell>
          <table:table-cell office:value-type="float" office:value="2660">
            <text:p>2660</text:p>
          </table:table-cell>
          <table:table-cell office:value-type="float" office:value="7252">
            <text:p>7252</text:p>
          </table:table-cell>
          <table:table-cell office:value-type="float" office:value="-40">
            <text:p>-40</text:p>
          </table:table-cell>
          <table:table-cell office:value-type="float" office:value="-2.5">
            <text:p>-2.5</text:p>
          </table:table-cell>
          <table:table-cell office:value-type="float" office:value="196">
            <text:p>196</text:p>
          </table:table-cell>
          <table:table-cell office:value-type="float" office:value="-0.0314465408805031">
            <text:p>-0.0314465409</text:p>
          </table:table-cell>
          <table:table-cell office:value-type="float" office:value="-0.00093984962406015">
            <text:p>-0.0009398496</text:p>
          </table:table-cell>
          <table:table-cell office:value-type="float" office:value="0.027027027027027">
            <text:p>0.027027027</text:p>
          </table:table-cell>
          <table:table-cell office:value-type="float" office:value="0.891875321387603">
            <text:p>0.8918753214</text:p>
          </table:table-cell>
          <table:table-cell office:value-type="float" office:value="0.996712257617729">
            <text:p>0.9967122576</text:p>
          </table:table-cell>
          <table:table-cell office:value-type="float" office:value="1.09602629656684">
            <text:p>1.0960262966</text:p>
          </table:table-cell>
          <table:table-cell office:value-type="float" office:value="-21.6936611861518">
            <text:p>-21.6936611862</text:p>
          </table:table-cell>
          <table:table-cell office:value-type="float" office:value="0">
            <text:p>0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float" office:value="34">
            <text:p>34</text:p>
          </table:table-cell>
          <table:table-cell office:value-type="float" office:value="1128">
            <text:p>1128</text:p>
          </table:table-cell>
          <table:table-cell office:value-type="float" office:value="2535">
            <text:p>2535</text:p>
          </table:table-cell>
          <table:table-cell office:value-type="float" office:value="7154">
            <text:p>7154</text:p>
          </table:table-cell>
          <table:table-cell office:value-type="float" office:value="-25.25">
            <text:p>-25.25</text:p>
          </table:table-cell>
          <table:table-cell office:value-type="float" office:value="102.375">
            <text:p>102.375</text:p>
          </table:table-cell>
          <table:table-cell office:value-type="float" office:value="330.75">
            <text:p>330.75</text:p>
          </table:table-cell>
          <table:table-cell office:value-type="float" office:value="-0.0223847517730496">
            <text:p>-0.0223847518</text:p>
          </table:table-cell>
          <table:table-cell office:value-type="float" office:value="0.0403846153846154">
            <text:p>0.0403846154</text:p>
          </table:table-cell>
          <table:table-cell office:value-type="float" office:value="0.0462328767123288">
            <text:p>0.0462328767</text:p>
          </table:table-cell>
          <table:table-cell office:value-type="float" office:value="0.922635479933731">
            <text:p>0.9226354799</text:p>
          </table:table-cell>
          <table:table-cell office:value-type="float" office:value="1.14454275147929">
            <text:p>1.1445427515</text:p>
          </table:table-cell>
          <table:table-cell office:value-type="float" office:value="1.16600452711578">
            <text:p>1.1660045271</text:p>
          </table:table-cell>
          <table:table-cell office:value-type="float" office:value="-30.6172680295213">
            <text:p>-30.6172680295</text:p>
          </table:table-cell>
          <table:table-cell office:value-type="float" office:value="17.507931285962">
            <text:p>17.507931286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1280">
            <text:p>1280</text:p>
          </table:table-cell>
          <table:table-cell office:value-type="float" office:value="2750">
            <text:p>2750</text:p>
          </table:table-cell>
          <table:table-cell office:value-type="float" office:value="7546">
            <text:p>7546</text:p>
          </table:table-cell>
          <table:table-cell office:value-type="float" office:value="-184.25">
            <text:p>-184.25</text:p>
          </table:table-cell>
          <table:table-cell office:value-type="float" office:value="-32.625">
            <text:p>-32.625</text:p>
          </table:table-cell>
          <table:table-cell office:value-type="float" office:value="416.5">
            <text:p>416.5</text:p>
          </table:table-cell>
          <table:table-cell office:value-type="float" office:value="-0.1439453125">
            <text:p>-0.1439453125</text:p>
          </table:table-cell>
          <table:table-cell office:value-type="float" office:value="-0.0118636363636364">
            <text:p>-0.0118636364</text:p>
          </table:table-cell>
          <table:table-cell office:value-type="float" office:value="0.0551948051948052">
            <text:p>0.0551948052</text:p>
          </table:table-cell>
          <table:table-cell office:value-type="float" office:value="0.536803102111816">
            <text:p>0.5368031021</text:p>
          </table:table-cell>
          <table:table-cell office:value-type="float" office:value="0.958753134628099">
            <text:p>0.9587531346</text:p>
          </table:table-cell>
          <table:table-cell office:value-type="float" office:value="1.19915289256198">
            <text:p>1.1991528926</text:p>
          </table:table-cell>
          <table:table-cell office:value-type="float" office:value="-4.45980338565348">
            <text:p>-4.4598033857</text:p>
          </table:table-cell>
          <table:table-cell office:value-type="float" office:value="0">
            <text:p>0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7">
            <text:p>37</text:p>
          </table:table-cell>
          <table:table-cell office:value-type="float" office:value="880">
            <text:p>880</text:p>
          </table:table-cell>
          <table:table-cell office:value-type="float" office:value="2597">
            <text:p>2597</text:p>
          </table:table-cell>
          <table:table-cell office:value-type="float" office:value="7350">
            <text:p>7350</text:p>
          </table:table-cell>
          <table:table-cell office:value-type="float" office:value="-138.75">
            <text:p>-138.75</text:p>
          </table:table-cell>
          <table:table-cell office:value-type="float" office:value="58.125">
            <text:p>58.125</text:p>
          </table:table-cell>
          <table:table-cell office:value-type="float" office:value="-220.5">
            <text:p>-220.5</text:p>
          </table:table-cell>
          <table:table-cell office:value-type="float" office:value="-0.157670454545455">
            <text:p>-0.1576704545</text:p>
          </table:table-cell>
          <table:table-cell office:value-type="float" office:value="0.0223815941470928">
            <text:p>0.0223815941</text:p>
          </table:table-cell>
          <table:table-cell office:value-type="float" office:value="-0.03">
            <text:p>-0.03</text:p>
          </table:table-cell>
          <table:table-cell office:value-type="float" office:value="0.496878954674587">
            <text:p>0.4968789547</text:p>
          </table:table-cell>
          <table:table-cell office:value-type="float" office:value="1.07931741359769">
            <text:p>1.0793174136</text:p>
          </table:table-cell>
          <table:table-cell office:value-type="float" office:value="0.896764">
            <text:p>0.896764</text:p>
          </table:table-cell>
          <table:table-cell office:value-type="float" office:value="-4.03969690425261">
            <text:p>-4.0396969043</text:p>
          </table:table-cell>
          <table:table-cell office:value-type="float" office:value="31.3148129440258">
            <text:p>31.314812944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600">
            <text:p>600</text:p>
          </table:table-cell>
          <table:table-cell office:value-type="float" office:value="2425">
            <text:p>2425</text:p>
          </table:table-cell>
          <table:table-cell office:value-type="float" office:value="7350">
            <text:p>7350</text:p>
          </table:table-cell>
          <table:table-cell office:value-type="float" office:value="-12.5">
            <text:p>-12.5</text:p>
          </table:table-cell>
          <table:table-cell office:value-type="float" office:value="9.375">
            <text:p>9.375</text:p>
          </table:table-cell>
          <table:table-cell office:value-type="float" office:value="-281.75">
            <text:p>-281.75</text:p>
          </table:table-cell>
          <table:table-cell office:value-type="float" office:value="-0.0208333333333333">
            <text:p>-0.0208333333</text:p>
          </table:table-cell>
          <table:table-cell office:value-type="float" office:value="0.0038659793814433">
            <text:p>0.0038659794</text:p>
          </table:table-cell>
          <table:table-cell office:value-type="float" office:value="-0.0383333333333333">
            <text:p>-0.0383333333</text:p>
          </table:table-cell>
          <table:table-cell office:value-type="float" office:value="0.927934027777778">
            <text:p>0.9279340278</text:p>
          </table:table-cell>
          <table:table-cell office:value-type="float" office:value="1.01356022159634">
            <text:p>1.0135602216</text:p>
          </table:table-cell>
          <table:table-cell office:value-type="float" office:value="0.868713444444444">
            <text:p>0.8687134444</text:p>
          </table:table-cell>
          <table:table-cell office:value-type="float" office:value="-32.9232749929788">
            <text:p>-32.923274993</text:p>
          </table:table-cell>
          <table:table-cell office:value-type="float" office:value="0">
            <text:p>0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61">
            <text:p>61</text:p>
          </table:table-cell>
          <table:table-cell office:value-type="float" office:value="420">
            <text:p>420</text:p>
          </table:table-cell>
          <table:table-cell office:value-type="float" office:value="2375">
            <text:p>2375</text:p>
          </table:table-cell>
          <table:table-cell office:value-type="float" office:value="7644">
            <text:p>7644</text:p>
          </table:table-cell>
          <table:table-cell office:value-type="float" office:value="102.5">
            <text:p>102.5</text:p>
          </table:table-cell>
          <table:table-cell office:value-type="float" office:value="-53.125">
            <text:p>-53.125</text:p>
          </table:table-cell>
          <table:table-cell office:value-type="float" office:value="196">
            <text:p>196</text:p>
          </table:table-cell>
          <table:table-cell office:value-type="float" office:value="0.244047619047619">
            <text:p>0.244047619</text:p>
          </table:table-cell>
          <table:table-cell office:value-type="float" office:value="-0.0223684210526316">
            <text:p>-0.0223684211</text:p>
          </table:table-cell>
          <table:table-cell office:value-type="float" office:value="0.0256410256410256">
            <text:p>0.0256410256</text:p>
          </table:table-cell>
          <table:table-cell office:value-type="float" office:value="1.97090277777778">
            <text:p>1.9709027778</text:p>
          </table:table-cell>
          <table:table-cell office:value-type="float" office:value="0.92269120498615">
            <text:p>0.922691205</text:p>
          </table:table-cell>
          <table:table-cell office:value-type="float" office:value="1.0910322156476">
            <text:p>1.0910322156</text:p>
          </table:table-cell>
          <table:table-cell office:value-type="float" office:value="3.17418287951519">
            <text:p>3.1741828795</text:p>
          </table:table-cell>
          <table:table-cell office:value-type="float" office:value="-30.6398760078472">
            <text:p>-30.6398760078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440">
            <text:p>440</text:p>
          </table:table-cell>
          <table:table-cell office:value-type="float" office:value="2560">
            <text:p>2560</text:p>
          </table:table-cell>
          <table:table-cell office:value-type="float" office:value="9310">
            <text:p>9310</text:p>
          </table:table-cell>
          <table:table-cell office:value-type="float" office:value="30">
            <text:p>30</text:p>
          </table:table-cell>
          <table:table-cell office:value-type="float" office:value="-50">
            <text:p>-50</text:p>
          </table:table-cell>
          <table:table-cell office:value-type="float" office:value="-85.75">
            <text:p>-85.75</text:p>
          </table:table-cell>
          <table:table-cell office:value-type="float" office:value="0.0681818181818182">
            <text:p>0.0681818182</text:p>
          </table:table-cell>
          <table:table-cell office:value-type="float" office:value="-0.01953125">
            <text:p>-0.01953125</text:p>
          </table:table-cell>
          <table:table-cell office:value-type="float" office:value="-0.00921052631578947">
            <text:p>-0.0092105263</text:p>
          </table:table-cell>
          <table:table-cell office:value-type="float" office:value="1.2477479338843">
            <text:p>1.2477479339</text:p>
          </table:table-cell>
          <table:table-cell office:value-type="float" office:value="0.932388305664063">
            <text:p>0.9323883057</text:p>
          </table:table-cell>
          <table:table-cell office:value-type="float" office:value="0.967929432132964">
            <text:p>0.9679294321</text:p>
          </table:table-cell>
          <table:table-cell office:value-type="float" office:value="10.5089226330916">
            <text:p>10.50892263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74">
            <text:p>74</text:p>
          </table:table-cell>
          <table:table-cell office:value-type="float" office:value="640">
            <text:p>640</text:p>
          </table:table-cell>
          <table:table-cell office:value-type="float" office:value="2310">
            <text:p>2310</text:p>
          </table:table-cell>
          <table:table-cell office:value-type="float" office:value="9506">
            <text:p>9506</text:p>
          </table:table-cell>
          <table:table-cell office:value-type="float" office:value="145">
            <text:p>145</text:p>
          </table:table-cell>
          <table:table-cell office:value-type="float" office:value="-152.625">
            <text:p>-152.625</text:p>
          </table:table-cell>
          <table:table-cell office:value-type="float" office:value="-159.25">
            <text:p>-159.25</text:p>
          </table:table-cell>
          <table:table-cell office:value-type="float" office:value="0.2265625">
            <text:p>0.2265625</text:p>
          </table:table-cell>
          <table:table-cell office:value-type="float" office:value="-0.0660714285714286">
            <text:p>-0.0660714286</text:p>
          </table:table-cell>
          <table:table-cell office:value-type="float" office:value="-0.0167525773195876">
            <text:p>-0.0167525773</text:p>
          </table:table-cell>
          <table:table-cell office:value-type="float" office:value="1.89357666015625">
            <text:p>1.8935766602</text:p>
          </table:table-cell>
          <table:table-cell office:value-type="float" office:value="0.77730625">
            <text:p>0.77730625</text:p>
          </table:table-cell>
          <table:table-cell office:value-type="float" office:value="0.941916051121267">
            <text:p>0.9419160511</text:p>
          </table:table-cell>
          <table:table-cell office:value-type="float" office:value="3.39419407411743">
            <text:p>3.3941940741</text:p>
          </table:table-cell>
          <table:table-cell office:value-type="float" office:value="-10.1403546053818">
            <text:p>-10.1403546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720">
            <text:p>720</text:p>
          </table:table-cell>
          <table:table-cell office:value-type="float" office:value="2664">
            <text:p>2664</text:p>
          </table:table-cell>
          <table:table-cell office:value-type="float" office:value="9310">
            <text:p>9310</text:p>
          </table:table-cell>
          <table:table-cell office:value-type="float" office:value="-15">
            <text:p>-15</text:p>
          </table:table-cell>
          <table:table-cell office:value-type="float" office:value="-120.25">
            <text:p>-120.25</text:p>
          </table:table-cell>
          <table:table-cell office:value-type="float" office:value="-208.25">
            <text:p>-208.25</text:p>
          </table:table-cell>
          <table:table-cell office:value-type="float" office:value="-0.0208333333333333">
            <text:p>-0.0208333333</text:p>
          </table:table-cell>
          <table:table-cell office:value-type="float" office:value="-0.0451388888888889">
            <text:p>-0.0451388889</text:p>
          </table:table-cell>
          <table:table-cell office:value-type="float" office:value="-0.0223684210526316">
            <text:p>-0.0223684211</text:p>
          </table:table-cell>
          <table:table-cell office:value-type="float" office:value="0.927934027777778">
            <text:p>0.9279340278</text:p>
          </table:table-cell>
          <table:table-cell office:value-type="float" office:value="0.846007426697531">
            <text:p>0.8460074267</text:p>
          </table:table-cell>
          <table:table-cell office:value-type="float" office:value="0.92269120498615">
            <text:p>0.922691205</text:p>
          </table:table-cell>
          <table:table-cell office:value-type="float" office:value="-32.9232749929788">
            <text:p>-32.923274993</text:p>
          </table:table-cell>
          <table:table-cell office:value-type="float" office:value="-15.0066345013279">
            <text:p>-15.0066345013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77">
            <text:p>77</text:p>
          </table:table-cell>
          <table:table-cell office:value-type="float" office:value="504">
            <text:p>504</text:p>
          </table:table-cell>
          <table:table-cell office:value-type="float" office:value="2800">
            <text:p>2800</text:p>
          </table:table-cell>
          <table:table-cell office:value-type="float" office:value="8722">
            <text:p>8722</text:p>
          </table:table-cell>
          <table:table-cell office:value-type="float" office:value="123">
            <text:p>123</text:p>
          </table:table-cell>
          <table:table-cell office:value-type="float" office:value="272.75">
            <text:p>272.75</text:p>
          </table:table-cell>
          <table:table-cell office:value-type="float" office:value="-367.5">
            <text:p>-367.5</text:p>
          </table:table-cell>
          <table:table-cell office:value-type="float" office:value="0.244047619047619">
            <text:p>0.244047619</text:p>
          </table:table-cell>
          <table:table-cell office:value-type="float" office:value="0.0974107142857143">
            <text:p>0.0974107143</text:p>
          </table:table-cell>
          <table:table-cell office:value-type="float" office:value="-0.0421348314606742">
            <text:p>-0.0421348315</text:p>
          </table:table-cell>
          <table:table-cell office:value-type="float" office:value="1.97090277777778">
            <text:p>1.9709027778</text:p>
          </table:table-cell>
          <table:table-cell office:value-type="float" office:value="1.359535640625">
            <text:p>1.3595356406</text:p>
          </table:table-cell>
          <table:table-cell office:value-type="float" office:value="0.85600776417119">
            <text:p>0.8560077642</text:p>
          </table:table-cell>
          <table:table-cell office:value-type="float" office:value="3.17418287951519">
            <text:p>3.1741828795</text:p>
          </table:table-cell>
          <table:table-cell office:value-type="float" office:value="7.45692323534064">
            <text:p>7.4569232353</text:p>
          </table:table-cell>
          <table:table-cell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528">
            <text:p>528</text:p>
          </table:table-cell>
          <table:table-cell office:value-type="float" office:value="2310">
            <text:p>2310</text:p>
          </table:table-cell>
          <table:table-cell office:value-type="float" office:value="7150">
            <text:p>7150</text:p>
          </table:table-cell>
          <table:table-cell office:value-type="float" office:value="36">
            <text:p>36</text:p>
          </table:table-cell>
          <table:table-cell office:value-type="float" office:value="-78.75">
            <text:p>-78.75</text:p>
          </table:table-cell>
          <table:table-cell office:value-type="float" office:value="-243.75">
            <text:p>-243.75</text:p>
          </table:table-cell>
          <table:table-cell office:value-type="float" office:value="0.0681818181818182">
            <text:p>0.0681818182</text:p>
          </table:table-cell>
          <table:table-cell table:number-columns-repeated="2" office:value-type="float" office:value="-0.0340909090909091">
            <text:p>-0.0340909091</text:p>
          </table:table-cell>
          <table:table-cell office:value-type="float" office:value="1.2477479338843">
            <text:p>1.2477479339</text:p>
          </table:table-cell>
          <table:table-cell table:number-columns-repeated="2" office:value-type="float" office:value="0.882959710743802">
            <text:p>0.8829597107</text:p>
          </table:table-cell>
          <table:table-cell office:value-type="float" office:value="10.5089226330916">
            <text:p>10.5089226331</text:p>
          </table:table-cell>
          <table:table-cell table:number-columns-repeated="2" office:value-type="float" office:value="-19.9837402299236">
            <text:p>-19.983740229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768">
            <text:p>768</text:p>
          </table:table-cell>
          <table:table-cell office:value-type="float" office:value="2490">
            <text:p>2490</text:p>
          </table:table-cell>
          <table:table-cell office:value-type="float" office:value="6630">
            <text:p>6630</text:p>
          </table:table-cell>
          <table:table-cell office:value-type="float" office:value="174">
            <text:p>174</text:p>
          </table:table-cell>
          <table:table-cell office:value-type="float" office:value="175.5">
            <text:p>175.5</text:p>
          </table:table-cell>
          <table:table-cell office:value-type="float" office:value="678.75">
            <text:p>678.75</text:p>
          </table:table-cell>
          <table:table-cell office:value-type="float" office:value="0.2265625">
            <text:p>0.2265625</text:p>
          </table:table-cell>
          <table:table-cell office:value-type="float" office:value="0.0704819277108434">
            <text:p>0.0704819277</text:p>
          </table:table-cell>
          <table:table-cell office:value-type="float" office:value="0.10237556561086">
            <text:p>0.1023755656</text:p>
          </table:table-cell>
          <table:table-cell office:value-type="float" office:value="1.89357666015625">
            <text:p>1.8935766602</text:p>
          </table:table-cell>
          <table:table-cell office:value-type="float" office:value="1.25642344317027">
            <text:p>1.2564234432</text:p>
          </table:table-cell>
          <table:table-cell office:value-type="float" office:value="1.37885676224893">
            <text:p>1.3788567622</text:p>
          </table:table-cell>
          <table:table-cell office:value-type="float" office:value="3.39419407411743">
            <text:p>3.3941940741</text:p>
          </table:table-cell>
          <table:table-cell office:value-type="float" office:value="10.1770356624954">
            <text:p>10.1770356625</text:p>
          </table:table-cell>
          <table:table-cell office:value-type="float" office:value="7.11157556380209">
            <text:p>7.111575563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609">
            <text:p>609</text:p>
          </table:table-cell>
          <table:table-cell office:value-type="float" office:value="3051">
            <text:p>3051</text:p>
          </table:table-cell>
          <table:table-cell office:value-type="float" office:value="6860">
            <text:p>6860</text:p>
          </table:table-cell>
          <table:table-cell office:value-type="float" office:value="148.625">
            <text:p>148.625</text:p>
          </table:table-cell>
          <table:table-cell office:value-type="float" office:value="192.875">
            <text:p>192.875</text:p>
          </table:table-cell>
          <table:table-cell office:value-type="float" office:value="757.75">
            <text:p>757.75</text:p>
          </table:table-cell>
          <table:table-cell office:value-type="float" office:value="0.244047619047619">
            <text:p>0.244047619</text:p>
          </table:table-cell>
          <table:table-cell office:value-type="float" office:value="0.0632169780399869">
            <text:p>0.063216978</text:p>
          </table:table-cell>
          <table:table-cell office:value-type="float" office:value="0.110459183673469">
            <text:p>0.1104591837</text:p>
          </table:table-cell>
          <table:table-cell office:value-type="float" office:value="1.97090277777778">
            <text:p>1.9709027778</text:p>
          </table:table-cell>
          <table:table-cell office:value-type="float" office:value="1.22909234031247">
            <text:p>1.2290923403</text:p>
          </table:table-cell>
          <table:table-cell office:value-type="float" office:value="1.41052155612245">
            <text:p>1.4105215561</text:p>
          </table:table-cell>
          <table:table-cell office:value-type="float" office:value="3.17418287951519">
            <text:p>3.1741828795</text:p>
          </table:table-cell>
          <table:table-cell office:value-type="float" office:value="11.3076061897398">
            <text:p>11.3076061897</text:p>
          </table:table-cell>
          <table:table-cell office:value-type="float" office:value="6.61566580278984">
            <text:p>6.61566580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638">
            <text:p>638</text:p>
          </table:table-cell>
          <table:table-cell office:value-type="float" office:value="3927">
            <text:p>3927</text:p>
          </table:table-cell>
          <table:table-cell office:value-type="float" office:value="11074">
            <text:p>11074</text:p>
          </table:table-cell>
          <table:table-cell office:value-type="float" office:value="43.5">
            <text:p>43.5</text:p>
          </table:table-cell>
          <table:table-cell office:value-type="float" office:value="53.25">
            <text:p>53.25</text:p>
          </table:table-cell>
          <table:table-cell office:value-type="float" office:value="863.25">
            <text:p>863.25</text:p>
          </table:table-cell>
          <table:table-cell office:value-type="float" office:value="0.0681818181818182">
            <text:p>0.0681818182</text:p>
          </table:table-cell>
          <table:table-cell office:value-type="float" office:value="0.0135599694423224">
            <text:p>0.0135599694</text:p>
          </table:table-cell>
          <table:table-cell office:value-type="float" office:value="0.0779528625609536">
            <text:p>0.0779528626</text:p>
          </table:table-cell>
          <table:table-cell office:value-type="float" office:value="1.2477479338843">
            <text:p>1.2477479339</text:p>
          </table:table-cell>
          <table:table-cell office:value-type="float" office:value="1.04782028367983">
            <text:p>1.0478202837</text:p>
          </table:table-cell>
          <table:table-cell office:value-type="float" office:value="1.28474525057497">
            <text:p>1.2847452506</text:p>
          </table:table-cell>
          <table:table-cell office:value-type="float" office:value="10.5089226330916">
            <text:p>10.5089226331</text:p>
          </table:table-cell>
          <table:table-cell office:value-type="float" office:value="0">
            <text:p>0</text:p>
          </table:table-cell>
          <table:table-cell office:value-type="float" office:value="9.23411405341176">
            <text:p>9.234114053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928">
            <text:p>928</text:p>
          </table:table-cell>
          <table:table-cell office:value-type="float" office:value="3525">
            <text:p>3525</text:p>
          </table:table-cell>
          <table:table-cell office:value-type="float" office:value="7885">
            <text:p>7885</text:p>
          </table:table-cell>
          <table:table-cell office:value-type="float" office:value="210.25">
            <text:p>210.25</text:p>
          </table:table-cell>
          <table:table-cell office:value-type="float" office:value="174.875">
            <text:p>174.875</text:p>
          </table:table-cell>
          <table:table-cell office:value-type="float" office:value="340.75">
            <text:p>340.75</text:p>
          </table:table-cell>
          <table:table-cell office:value-type="float" office:value="0.2265625">
            <text:p>0.2265625</text:p>
          </table:table-cell>
          <table:table-cell office:value-type="float" office:value="0.0496099290780142">
            <text:p>0.0496099291</text:p>
          </table:table-cell>
          <table:table-cell office:value-type="float" office:value="0.0432149651236525">
            <text:p>0.0432149651</text:p>
          </table:table-cell>
          <table:table-cell office:value-type="float" office:value="1.89357666015625">
            <text:p>1.8935766602</text:p>
          </table:table-cell>
          <table:table-cell office:value-type="float" office:value="1.17845859609678">
            <text:p>1.1784585961</text:p>
          </table:table-cell>
          <table:table-cell office:value-type="float" office:value="1.15491274302564">
            <text:p>1.154912743</text:p>
          </table:table-cell>
          <table:table-cell office:value-type="float" office:value="3.39419407411743">
            <text:p>3.3941940741</text:p>
          </table:table-cell>
          <table:table-cell office:value-type="float" office:value="14.3157215290206">
            <text:p>14.315721529</text:p>
          </table:table-cell>
          <table:table-cell office:value-type="float" office:value="16.3836471964608">
            <text:p>16.383647196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030">
            <text:p>2030</text:p>
          </table:table-cell>
          <table:table-cell office:value-type="float" office:value="4130">
            <text:p>4130</text:p>
          </table:table-cell>
          <table:table-cell office:value-type="float" office:value="9996">
            <text:p>9996</text:p>
          </table:table-cell>
          <table:table-cell office:value-type="float" office:value="256.625">
            <text:p>256.625</text:p>
          </table:table-cell>
          <table:table-cell office:value-type="float" office:value="522.125">
            <text:p>522.125</text:p>
          </table:table-cell>
          <table:table-cell office:value-type="float" office:value="940">
            <text:p>940</text:p>
          </table:table-cell>
          <table:table-cell office:value-type="float" office:value="0.126416256157635">
            <text:p>0.1264162562</text:p>
          </table:table-cell>
          <table:table-cell office:value-type="float" office:value="0.126422518159806">
            <text:p>0.1264225182</text:p>
          </table:table-cell>
          <table:table-cell office:value-type="float" office:value="0.0940376150460184">
            <text:p>0.094037615</text:p>
          </table:table-cell>
          <table:table-cell office:value-type="float" office:value="1.47377979340071">
            <text:p>1.4737797934</text:p>
          </table:table-cell>
          <table:table-cell office:value-type="float" office:value="1.47380481363114">
            <text:p>1.4738048136</text:p>
          </table:table-cell>
          <table:table-cell office:value-type="float" office:value="1.34646407582641">
            <text:p>1.3464640758</text:p>
          </table:table-cell>
          <table:table-cell office:value-type="float" office:value="5.82275329856998">
            <text:p>5.8227532986</text:p>
          </table:table-cell>
          <table:table-cell office:value-type="float" office:value="5.822481389224">
            <text:p>5.8224813892</text:p>
          </table:table-cell>
          <table:table-cell office:value-type="float" office:value="7.71233951417357">
            <text:p>7.712339514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2205">
            <text:p>2205</text:p>
          </table:table-cell>
          <table:table-cell office:value-type="float" office:value="4440">
            <text:p>4440</text:p>
          </table:table-cell>
          <table:table-cell office:value-type="float" office:value="13720">
            <text:p>13720</text:p>
          </table:table-cell>
          <table:table-cell office:value-type="float" office:value="212.375">
            <text:p>212.375</text:p>
          </table:table-cell>
          <table:table-cell office:value-type="float" office:value="357.625">
            <text:p>357.625</text:p>
          </table:table-cell>
          <table:table-cell office:value-type="float" office:value="1450.125">
            <text:p>1450.125</text:p>
          </table:table-cell>
          <table:table-cell office:value-type="float" office:value="0.0963151927437642">
            <text:p>0.0963151927</text:p>
          </table:table-cell>
          <table:table-cell office:value-type="float" office:value="0.0805461711711712">
            <text:p>0.0805461712</text:p>
          </table:table-cell>
          <table:table-cell office:value-type="float" office:value="0.105694241982507">
            <text:p>0.105694242</text:p>
          </table:table-cell>
          <table:table-cell office:value-type="float" office:value="1.35528534265558">
            <text:p>1.3552853427</text:p>
          </table:table-cell>
          <table:table-cell office:value-type="float" office:value="1.29462746305216">
            <text:p>1.2946274631</text:p>
          </table:table-cell>
          <table:table-cell office:value-type="float" office:value="1.39182554160376">
            <text:p>1.3918255416</text:p>
          </table:table-cell>
          <table:table-cell office:value-type="float" office:value="7.53791748374733">
            <text:p>7.5379174837</text:p>
          </table:table-cell>
          <table:table-cell office:value-type="float" office:value="8.94768759454475">
            <text:p>8.9476875945</text:p>
          </table:table-cell>
          <table:table-cell office:value-type="float" office:value="6.89881207203559">
            <text:p>6.89881207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 office:value-type="float" office:value="70">
            <text:p>70</text:p>
          </table:table-cell>
          <table:table-cell office:value-type="float" office:value="2195">
            <text:p>2195</text:p>
          </table:table-cell>
          <table:table-cell office:value-type="float" office:value="4017">
            <text:p>4017</text:p>
          </table:table-cell>
          <table:table-cell office:value-type="float" office:value="10094">
            <text:p>10094</text:p>
          </table:table-cell>
          <table:table-cell office:value-type="float" office:value="49.75">
            <text:p>49.75</text:p>
          </table:table-cell>
          <table:table-cell office:value-type="float" office:value="659.571428571429">
            <text:p>659.5714285714</text:p>
          </table:table-cell>
          <table:table-cell office:value-type="float" office:value="1288">
            <text:p>1288</text:p>
          </table:table-cell>
          <table:table-cell office:value-type="float" office:value="0.0226651480637813">
            <text:p>0.0226651481</text:p>
          </table:table-cell>
          <table:table-cell office:value-type="float" office:value="0.164195028272698">
            <text:p>0.1641950283</text:p>
          </table:table-cell>
          <table:table-cell office:value-type="float" office:value="0.127600554785021">
            <text:p>0.1276005548</text:p>
          </table:table-cell>
          <table:table-cell office:value-type="float" office:value="1.08033488773927">
            <text:p>1.0803348877</text:p>
          </table:table-cell>
          <table:table-cell office:value-type="float" office:value="1.62752421328101">
            <text:p>1.6275242133</text:p>
          </table:table-cell>
          <table:table-cell office:value-type="float" office:value="1.47851446884721">
            <text:p>1.4785144688</text:p>
          </table:table-cell>
          <table:table-cell office:value-type="float" office:value="30.9273506113899">
            <text:p>30.9273506114</text:p>
          </table:table-cell>
          <table:table-cell office:value-type="float" office:value="4.55928240046075">
            <text:p>4.5592824005</text:p>
          </table:table-cell>
          <table:table-cell office:value-type="float" office:value="5.77180278997135">
            <text:p>5.7718027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2102">
            <text:p>2102</text:p>
          </table:table-cell>
          <table:table-cell office:value-type="float" office:value="4233">
            <text:p>4233</text:p>
          </table:table-cell>
          <table:table-cell office:value-type="float" office:value="12544">
            <text:p>12544</text:p>
          </table:table-cell>
          <table:table-cell office:value-type="float" office:value="183.714285714286">
            <text:p>183.7142857143</text:p>
          </table:table-cell>
          <table:table-cell office:value-type="float" office:value="310.714285714286">
            <text:p>310.7142857143</text:p>
          </table:table-cell>
          <table:table-cell office:value-type="float" office:value="1332">
            <text:p>1332</text:p>
          </table:table-cell>
          <table:table-cell office:value-type="float" office:value="0.087399755335055">
            <text:p>0.0873997553</text:p>
          </table:table-cell>
          <table:table-cell office:value-type="float" office:value="0.0734028551179508">
            <text:p>0.0734028551</text:p>
          </table:table-cell>
          <table:table-cell office:value-type="float" office:value="0.106186224489796">
            <text:p>0.1061862245</text:p>
          </table:table-cell>
          <table:table-cell office:value-type="float" office:value="1.32087102944864">
            <text:p>1.3208710294</text:p>
          </table:table-cell>
          <table:table-cell office:value-type="float" office:value="1.26747043202618">
            <text:p>1.267470432</text:p>
          </table:table-cell>
          <table:table-cell office:value-type="float" office:value="1.39375179368622">
            <text:p>1.3937517937</text:p>
          </table:table-cell>
          <table:table-cell office:value-type="float" office:value="8.27250227085595">
            <text:p>8.2725022709</text:p>
          </table:table-cell>
          <table:table-cell office:value-type="float" office:value="9.78553717122888">
            <text:p>9.7855371712</text:p>
          </table:table-cell>
          <table:table-cell office:value-type="float" office:value="6.86840164294851">
            <text:p>6.868401642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2109">
            <text:p>2109</text:p>
          </table:table-cell>
          <table:table-cell office:value-type="float" office:value="4703">
            <text:p>4703</text:p>
          </table:table-cell>
          <table:table-cell office:value-type="float" office:value="12593">
            <text:p>12593</text:p>
          </table:table-cell>
          <table:table-cell office:value-type="float" office:value="0">
            <text:p>0</text:p>
          </table:table-cell>
          <table:table-cell office:value-type="float" office:value="299.666666666667">
            <text:p>299.6666666667</text:p>
          </table:table-cell>
          <table:table-cell office:value-type="float" office:value="933.333333333333">
            <text:p>933.3333333333</text:p>
          </table:table-cell>
          <table:table-cell office:value-type="float" office:value="0">
            <text:p>0</text:p>
          </table:table-cell>
          <table:table-cell office:value-type="float" office:value="0.0637181940605287">
            <text:p>0.0637181941</text:p>
          </table:table-cell>
          <table:table-cell office:value-type="float" office:value="0.0741152492125255">
            <text:p>0.0741152492</text:p>
          </table:table-cell>
          <table:table-cell office:value-type="float" office:value="1.01">
            <text:p>1.01</text:p>
          </table:table-cell>
          <table:table-cell office:value-type="float" office:value="1.23097129539035">
            <text:p>1.2309712954</text:p>
          </table:table-cell>
          <table:table-cell office:value-type="float" office:value="1.27016978976888">
            <text:p>1.2701697898</text:p>
          </table:table-cell>
          <table:table-cell office:value-type="float" office:value="0">
            <text:p>0</text:p>
          </table:table-cell>
          <table:table-cell office:value-type="float" office:value="11.2213301407395">
            <text:p>11.2213301407</text:p>
          </table:table-cell>
          <table:table-cell office:value-type="float" office:value="9.69473242987686">
            <text:p>9.694732429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115">
            <text:p>2115</text:p>
          </table:table-cell>
          <table:table-cell office:value-type="float" office:value="5834">
            <text:p>5834</text:p>
          </table:table-cell>
          <table:table-cell office:value-type="float" office:value="16305">
            <text:p>16305</text:p>
          </table:table-cell>
          <table:table-cell table:number-columns-repeated="2" office:value-type="float" office:value="0">
            <text:p>0</text:p>
          </table:table-cell>
          <table:table-cell office:value-type="float" office:value="257.6">
            <text:p>257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157988347132781">
            <text:p>0.0157988347</text:p>
          </table:table-cell>
          <table:table-cell office:value-type="float" office:value="1.01">
            <text:p>1.01</text:p>
          </table:table-cell>
          <table:table-cell office:value-type="float" office:value="1.02">
            <text:p>1.02</text:p>
          </table:table-cell>
          <table:table-cell office:value-type="float" office:value="1.05578514372594">
            <text:p>1.0557851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2" office:value-type="float" office:value="58">
            <text:p>58</text:p>
          </table:table-cell>
          <table:table-cell office:value-type="float" office:value="2122">
            <text:p>2122</text:p>
          </table:table-cell>
          <table:table-cell office:value-type="float" office:value="5707">
            <text:p>5707</text:p>
          </table:table-cell>
          <table:table-cell office:value-type="float" office:value="17962">
            <text:p>17962</text:p>
          </table:table-cell>
          <table:table-cell table:number-columns-repeated="6"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1.34">
            <text:p>1.34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36">
            <text:p>136</text:p>
          </table:table-cell>
          <table:table-cell office:value-type="float" office:value="96">
            <text:p>96</text:p>
          </table:table-cell>
          <table:table-cell office:value-type="float" office:value="2123">
            <text:p>2123</text:p>
          </table:table-cell>
          <table:table-cell office:value-type="float" office:value="6120">
            <text:p>6120</text:p>
          </table:table-cell>
          <table:table-cell office:value-type="float" office:value="19786">
            <text:p>19786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19">
            <text:p>1.19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5">
            <text:p>5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2107">
            <text:p>2107</text:p>
          </table:table-cell>
          <table:table-cell office:value-type="float" office:value="6555">
            <text:p>6555</text:p>
          </table:table-cell>
          <table:table-cell office:value-type="float" office:value="21797">
            <text:p>21797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3">
            <text:p>1.23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9512.5">
            <text:p>9512.5</text:p>
          </table:table-cell>
          <table:table-cell office:value-type="float" office:value="10.35">
            <text:p>10.35</text:p>
          </table:table-cell>
          <table:table-cell table:number-columns-repeated="3"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76">
            <text:p>76</text:p>
          </table:table-cell>
          <table:table-cell office:value-type="float" office:value="103">
            <text:p>103</text:p>
          </table:table-cell>
          <table:table-cell office:value-type="float" office:value="2091">
            <text:p>2091</text:p>
          </table:table-cell>
          <table:table-cell office:value-type="float" office:value="6994">
            <text:p>6994</text:p>
          </table:table-cell>
          <table:table-cell office:value-type="float" office:value="24011">
            <text:p>24011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3">
            <text:p>1.23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">
            <text:p>20</text:p>
          </table:table-cell>
          <table:table-cell office:value-type="float" office:value="817.666666666667">
            <text:p>817.6666666667</text:p>
          </table:table-cell>
          <table:table-cell office:value-type="float" office:value="10783.6666666667">
            <text:p>10783.6666666667</text:p>
          </table:table-cell>
          <table:table-cell office:value-type="float" office:value="9.01666666666667">
            <text:p>9.01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076">
            <text:p>2076</text:p>
          </table:table-cell>
          <table:table-cell office:value-type="float" office:value="7511">
            <text:p>7511</text:p>
          </table:table-cell>
          <table:table-cell office:value-type="float" office:value="26451">
            <text:p>26451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6">
            <text:p>1.3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number-columns-repeated="2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97">
            <text:p>0.97</text:p>
          </table:table-cell>
          <table:table-cell office:value-type="float" office:value="1.21">
            <text:p>1.21</text:p>
          </table:table-cell>
          <table:table-cell office:value-type="float" office:value="1.36">
            <text:p>1.3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 office:value-type="float" office:value="4.5">
            <text:p>4.5</text:p>
          </table:table-cell>
          <table:table-cell office:value-type="float" office:value="1296">
            <text:p>1296</text:p>
          </table:table-cell>
          <table:table-cell office:value-type="float" office:value="1426">
            <text:p>1426</text:p>
          </table:table-cell>
          <table:table-cell office:value-type="float" office:value="2769">
            <text:p>27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4:09.61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659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1">
                <text:p>6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4">
                <text:p>68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  <table:table-cell office:value-type="float" office:value="1726">
                <text:p>17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40">
                <text:p>840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60">
                <text:p>960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78">
                <text:p>1078</text:p>
              </table:table-cell>
              <table:table-cell office:value-type="float" office:value="2484">
                <text:p>248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10">
                <text:p>111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73">
                <text:p>1273</text:p>
              </table:table-cell>
              <table:table-cell office:value-type="float" office:value="3183">
                <text:p>318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3">
                <text:p>623</text:p>
              </table:table-cell>
              <table:table-cell office:value-type="float" office:value="1408">
                <text:p>1408</text:p>
              </table:table-cell>
              <table:table-cell office:value-type="float" office:value="3542">
                <text:p>354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03">
                <text:p>803</text:p>
              </table:table-cell>
              <table:table-cell office:value-type="float" office:value="1546">
                <text:p>1546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52">
                <text:p>852</text:p>
              </table:table-cell>
              <table:table-cell office:value-type="float" office:value="1610">
                <text:p>1610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02">
                <text:p>902</text:p>
              </table:table-cell>
              <table:table-cell office:value-type="float" office:value="1815">
                <text:p>1815</text:p>
              </table:table-cell>
              <table:table-cell office:value-type="float" office:value="4196">
                <text:p>419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05">
                <text:p>905</text:p>
              </table:table-cell>
              <table:table-cell office:value-type="float" office:value="1834">
                <text:p>1834</text:p>
              </table:table-cell>
              <table:table-cell office:value-type="float" office:value="4543">
                <text:p>454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95">
                <text:p>895</text:p>
              </table:table-cell>
              <table:table-cell office:value-type="float" office:value="1860">
                <text:p>1860</text:p>
              </table:table-cell>
              <table:table-cell office:value-type="float" office:value="4492">
                <text:p>449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014">
                <text:p>1014</text:p>
              </table:table-cell>
              <table:table-cell office:value-type="float" office:value="1936">
                <text:p>1936</text:p>
              </table:table-cell>
              <table:table-cell office:value-type="float" office:value="4019">
                <text:p>40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83">
                <text:p>1283</text:p>
              </table:table-cell>
              <table:table-cell office:value-type="float" office:value="2194">
                <text:p>2194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42">
                <text:p>1242</text:p>
              </table:table-cell>
              <table:table-cell office:value-type="float" office:value="2112">
                <text:p>2112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79">
                <text:p>1279</text:p>
              </table:table-cell>
              <table:table-cell office:value-type="float" office:value="2249">
                <text:p>2249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400">
                <text:p>1400</text:p>
              </table:table-cell>
              <table:table-cell office:value-type="float" office:value="2401">
                <text:p>2401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16">
                <text:p>1416</text:p>
              </table:table-cell>
              <table:table-cell office:value-type="float" office:value="2407">
                <text:p>2407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00">
                <text:p>1600</text:p>
              </table:table-cell>
              <table:table-cell office:value-type="float" office:value="2426">
                <text:p>2426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272">
                <text:p>1272</text:p>
              </table:table-cell>
              <table:table-cell office:value-type="float" office:value="2457">
                <text:p>2457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128">
                <text:p>1128</text:p>
              </table:table-cell>
              <table:table-cell office:value-type="float" office:value="2499">
                <text:p>2499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416">
                <text:p>1416</text:p>
              </table:table-cell>
              <table:table-cell office:value-type="float" office:value="2750">
                <text:p>2750</text:p>
              </table:table-cell>
              <table:table-cell office:value-type="float" office:value="5978">
                <text:p>597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710">
                <text:p>1710</text:p>
              </table:table-cell>
              <table:table-cell office:value-type="float" office:value="2904">
                <text:p>2904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272">
                <text:p>1272</text:p>
              </table:table-cell>
              <table:table-cell office:value-type="float" office:value="2660">
                <text:p>2660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128">
                <text:p>1128</text:p>
              </table:table-cell>
              <table:table-cell office:value-type="float" office:value="2535">
                <text:p>2535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280">
                <text:p>1280</text:p>
              </table:table-cell>
              <table:table-cell office:value-type="float" office:value="2750">
                <text:p>2750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880">
                <text:p>880</text:p>
              </table:table-cell>
              <table:table-cell office:value-type="float" office:value="2597">
                <text:p>2597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600">
                <text:p>600</text:p>
              </table:table-cell>
              <table:table-cell office:value-type="float" office:value="2425">
                <text:p>2425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420">
                <text:p>420</text:p>
              </table:table-cell>
              <table:table-cell office:value-type="float" office:value="2375">
                <text:p>2375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40">
                <text:p>440</text:p>
              </table:table-cell>
              <table:table-cell office:value-type="float" office:value="2560">
                <text:p>2560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640">
                <text:p>640</text:p>
              </table:table-cell>
              <table:table-cell office:value-type="float" office:value="2310">
                <text:p>2310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720">
                <text:p>720</text:p>
              </table:table-cell>
              <table:table-cell office:value-type="float" office:value="2664">
                <text:p>2664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04">
                <text:p>504</text:p>
              </table:table-cell>
              <table:table-cell office:value-type="float" office:value="2800">
                <text:p>2800</text:p>
              </table:table-cell>
              <table:table-cell office:value-type="float" office:value="8722">
                <text:p>872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28">
                <text:p>528</text:p>
              </table:table-cell>
              <table:table-cell office:value-type="float" office:value="2310">
                <text:p>2310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68">
                <text:p>768</text:p>
              </table:table-cell>
              <table:table-cell office:value-type="float" office:value="2490">
                <text:p>2490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9">
                <text:p>609</text:p>
              </table:table-cell>
              <table:table-cell office:value-type="float" office:value="3051">
                <text:p>3051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38">
                <text:p>638</text:p>
              </table:table-cell>
              <table:table-cell office:value-type="float" office:value="3927">
                <text:p>3927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28">
                <text:p>928</text:p>
              </table:table-cell>
              <table:table-cell office:value-type="float" office:value="3525">
                <text:p>3525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030">
                <text:p>2030</text:p>
              </table:table-cell>
              <table:table-cell office:value-type="float" office:value="4130">
                <text:p>4130</text:p>
              </table:table-cell>
              <table:table-cell office:value-type="float" office:value="9996">
                <text:p>999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05">
                <text:p>2205</text:p>
              </table:table-cell>
              <table:table-cell office:value-type="float" office:value="4440">
                <text:p>4440</text:p>
              </table:table-cell>
              <table:table-cell office:value-type="float" office:value="13720">
                <text:p>1372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195">
                <text:p>2195</text:p>
              </table:table-cell>
              <table:table-cell office:value-type="float" office:value="4017">
                <text:p>4017</text:p>
              </table:table-cell>
              <table:table-cell office:value-type="float" office:value="10094">
                <text:p>1009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102">
                <text:p>2102</text:p>
              </table:table-cell>
              <table:table-cell office:value-type="float" office:value="4233">
                <text:p>4233</text:p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109">
                <text:p>2109</text:p>
              </table:table-cell>
              <table:table-cell office:value-type="float" office:value="4703">
                <text:p>4703</text:p>
              </table:table-cell>
              <table:table-cell office:value-type="float" office:value="12593">
                <text:p>1259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115">
                <text:p>2115</text:p>
              </table:table-cell>
              <table:table-cell office:value-type="float" office:value="5834">
                <text:p>5834</text:p>
              </table:table-cell>
              <table:table-cell office:value-type="float" office:value="16305">
                <text:p>1630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122">
                <text:p>2122</text:p>
              </table:table-cell>
              <table:table-cell office:value-type="float" office:value="5707">
                <text:p>5707</text:p>
              </table:table-cell>
              <table:table-cell office:value-type="float" office:value="17962">
                <text:p>1796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23">
                <text:p>2123</text:p>
              </table:table-cell>
              <table:table-cell office:value-type="float" office:value="6120">
                <text:p>6120</text:p>
              </table:table-cell>
              <table:table-cell office:value-type="float" office:value="19786">
                <text:p>1978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107">
                <text:p>2107</text:p>
              </table:table-cell>
              <table:table-cell office:value-type="float" office:value="6555">
                <text:p>6555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091">
                <text:p>2091</text:p>
              </table:table-cell>
              <table:table-cell office:value-type="float" office:value="6994">
                <text:p>6994</text:p>
              </table:table-cell>
              <table:table-cell office:value-type="float" office:value="24011">
                <text:p>2401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076">
                <text:p>2076</text:p>
              </table:table-cell>
              <table:table-cell office:value-type="float" office:value="7511">
                <text:p>7511</text:p>
              </table:table-cell>
              <table:table-cell office:value-type="float" office:value="26451">
                <text:p>26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17.666666666667">
                <text:p>817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9cm" svg:y="1.405cm" svg:width="30.8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01666666666667">
                <text:p>9.0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7cm" svg:y="1.352cm" svg:width="31.32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5795918367347">
                <text:p>1.45795918367347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5379552795723">
                <text:p>1.1537955279572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2812544">
                <text:p>1.0281254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62852539674668">
                <text:p>1.6285253967466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.00843848899465">
                <text:p>2.0084384889946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82093332882639">
                <text:p>1.8209333288263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20387586018467">
                <text:p>1.2038758601846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70661939250539">
                <text:p>1.70661939250539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19203910239183">
                <text:p>1.1920391023918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503265625">
                <text:p>1.1503265625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0187407558865">
                <text:p>1.018740755886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361692528251">
                <text:p>1.336169252825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4426289465141">
                <text:p>1.3442628946514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2272822832853">
                <text:p>1.3227282283285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2929386138916">
                <text:p>1.7292938613891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9302002732294">
                <text:p>1.3930200273229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2640625">
                <text:p>1.2264062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5450002352602">
                <text:p>1.2545000235260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901415273002739">
                <text:p>0.90141527300273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0.963521878251821">
                <text:p>0.96352187825182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872762167944738">
                <text:p>0.87276216794473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1915916068955">
                <text:p>1.2191591606895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0.898141628016672">
                <text:p>0.8981416280166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111667560218">
                <text:p>1.311166756021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1426072469804">
                <text:p>1.1142607246980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436379344002">
                <text:p>1.1943637934400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7982382605927">
                <text:p>1.17982382605927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05496219592373">
                <text:p>1.05496219592373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0.911309602272281">
                <text:p>0.91130960227228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958753134628099">
                <text:p>0.95875313462809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802812580707645">
                <text:p>0.80281258070764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996712257617729">
                <text:p>0.99671225761772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4454275147929">
                <text:p>1.1445427514792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958753134628099">
                <text:p>0.95875313462809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07931741359769">
                <text:p>1.0793174135976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01356022159634">
                <text:p>1.0135602215963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2269120498615">
                <text:p>0.922691204986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32388305664063">
                <text:p>0.93238830566406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77730625">
                <text:p>0.7773062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359535640625">
                <text:p>1.35953564062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5642344317027">
                <text:p>1.2564234431702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2909234031247">
                <text:p>1.22909234031247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4782028367983">
                <text:p>1.0478202836798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7845859609678">
                <text:p>1.1784585960967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47380481363114">
                <text:p>1.4738048136311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9462746305216">
                <text:p>1.2946274630521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62752421328101">
                <text:p>1.6275242132810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6747043202618">
                <text:p>1.2674704320261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097129539035">
                <text:p>1.2309712953903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512.5">
                <text:p>9512.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783.6666666667">
                <text:p>1078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